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1.xml" manifest:media-type="text/xml"/>
  <manifest:file-entry manifest:full-path="Basic/Standard/ThisWorkbook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heet1 (Predict).xml" manifest:media-type="text/xml"/>
  <manifest:file-entry manifest:full-path="Basic/Standard/Sheet2 (Inventory)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2846in"/>
    </style:style>
    <style:style style:name="co9" style:family="table-column">
      <style:table-column-properties fo:break-before="auto" style:column-width="1.29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457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3571in"/>
    </style:style>
    <style:style style:name="co14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24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24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 style:data-style-name="N133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24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22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22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49"/>
    <style:style style:name="ce46" style:family="table-cell" style:parent-style-name="Default" style:data-style-name="N129"/>
    <style:style style:name="ce22" style:family="table-cell" style:parent-style-name="Default" style:data-style-name="N137"/>
    <style:style style:name="ce23" style:family="table-cell" style:parent-style-name="Default" style:data-style-name="N0"/>
    <style:style style:name="ce24" style:family="table-cell" style:parent-style-name="Default" style:data-style-name="N155"/>
    <style:style style:name="ce25" style:family="table-cell" style:parent-style-name="Default" style:data-style-name="N144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4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33"/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.6945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50">
      <style:map style:condition="cell-content()&lt;0" style:apply-style-name="Danger" style:base-cell-address="Inventory.F1"/>
    </style:style>
    <style:style style:name="ce82" style:family="table-cell" style:parent-style-name="Default" style:data-style-name="N153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33">
      <style:table-cell-properties style:text-align-source="fix" style:repeat-content="false" style:vertical-align="middle"/>
      <style:paragraph-properties fo:text-align="end" fo:margin-left="0in"/>
    </style:style>
    <style:style style:name="ce91" style:family="table-cell" style:parent-style-name="Default" style:data-style-name="N123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93" style:family="table-cell" style:parent-style-name="Default" style:data-style-name="N124"/>
    <style:style style:name="ce94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 style:data-style-name="N124">
      <style:table-cell-properties fo:background-color="#ffde59" style:cell-protect="none" style:print-content="true" style:text-align-source="fix" style:repeat-content="false"/>
      <style:paragraph-properties fo:text-align="start" fo:margin-left="0in"/>
    </style:style>
    <style:style style:name="ce96" style:family="table-cell" style:parent-style-name="Default">
      <style:table-cell-properties fo:background-color="#ffde59" style:cell-protect="none" style:print-content="true" style:text-align-source="fix" style:repeat-content="false"/>
      <style:paragraph-properties fo:text-align="start" fo:margin-left="0in"/>
    </style:style>
    <style:style style:name="gr1" style:family="graphic">
      <style:graphic-properties fo:background-color="#faa61a"/>
      <style:text-properties fo:font-family="'Noto Sans Gothic'" style:font-style-name="Bold" style:font-family-generic="swiss" fo:font-size="10pt" fo:font-weight="bold"/>
    </style:style>
    <style:style style:name="gr2" style:family="graphic">
      <style:graphic-properties draw:symbol-color="#fff450" fo:background-color="#009598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D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4-08-17T13:46:21.17" calcext:value-type="date">
            <text:p>20240817T1346</text:p>
          </table:table-cell>
          <table:table-cell table:style-name="ce34" table:formula="of:=[.B1]" office:value-type="date" office:date-value="2024-08-17T13:46:21.17" calcext:value-type="date" table:number-columns-spanned="2" table:number-rows-spanned="1">
            <text:p>Sat 08/17/2024 13:46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1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7" office:value-type="string" calcext:value-type="string">
            <text:p>20240919T1800</text:p>
          </table:table-cell>
          <table:table-cell table:style-name="ce34" table:formula="of:=DATE(LEFT([.B3];4);MID([.B3];5;2);MID([.B3];7;2))+TIME(MID([.B3];10;2);RIGHT([.B3];2);0)" office:value-type="date" office:date-value="2024-09-19T18:00:00" calcext:value-type="date" table:number-columns-spanned="2" table:number-rows-spanned="1">
            <text:p>Thu 09/19/2024 18:00</text:p>
          </table:table-cell>
          <table:covered-table-cell table:style-name="ce46"/>
          <table:table-cell table:number-columns-repeated="2"/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C4]" office:value-type="date" office:date-value="2024-09-19T17:04:19.92" calcext:value-type="date">
            <text:p>20240919T1704</text:p>
          </table:table-cell>
          <table:table-cell table:style-name="ce40" table:formula="of:=[$Inventory.F2]" office:value-type="date" office:date-value="2024-09-19T17:04:19.92" calcext:value-type="date" table:number-columns-spanned="2" table:number-rows-spanned="1">
            <text:p>Thu 09/19/2024 17:04</text:p>
          </table:table-cell>
          <table:covered-table-cell/>
          <table:table-cell table:number-columns-repeated="252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C3]-[.B1]" office:value-type="float" office:value="33.1761439044444" calcext:value-type="float">
            <text:p>33.2</text:p>
            <draw:control table:end-cell-address="Predict.B7" table:end-x="0.3315in" table:end-y="0.1142in" draw:z-index="1" draw:style-name="gr2" draw:text-style-name="P2" svg:width="0.2693in" svg:height="0.6165in" svg:x="0.0622in" svg:y="0.0685in" draw:control="control1"/>
            <draw:control table:end-cell-address="Predict.B7" table:end-x="0.6614in" table:end-y="0.0228in" draw:z-index="2" draw:style-name="gr2" draw:text-style-name="P2" svg:width="0.2634in" svg:height="0.413in" svg:x="0.398in" svg:y="0.1807in" draw:control="control3"/>
          </table:table-cell>
          <table:table-cell office:value-type="string" calcext:value-type="string">
            <text:p><text:s/>days remaining</text:p>
          </table:table-cell>
          <table:table-cell table:number-columns-repeated="253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1204" calcext:value-type="float">
            <text:p>1204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2" table:formula="of:=FLOOR([.$B$6]/200 )" office:value-type="float" office:value="6" calcext:value-type="float">
            <text:p>6</text:p>
          </table:table-cell>
          <table:table-cell table:style-name="ce2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B5]/[.B6]*24*60;0)" office:value-type="float" office:value="40" calcext:value-type="float">
            <text:p>40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2" table:formula="of:=FLOOR(([.$B$6]-([.$E$6]*200))/20)" office:value-type="float" office:value="0" calcext:value-type="float">
            <text:p>0</text:p>
          </table:table-cell>
          <table:table-cell table:style-name="ce2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formula="of:=MOD([.$B$6]; 20)" office:value-type="float" office:value="4" calcext:value-type="float">
            <text:p>4</text:p>
          </table:table-cell>
          <table:table-cell office:value-type="string" calcext:value-type="string">
            <text:p><text:s/>loose cig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B8]*ROUND([.B5];0));0)" office:value-type="float" office:value="198" calcext:value-type="float">
            <text:p>198</text:p>
          </table:table-cell>
          <table:table-cell office:value-type="string" calcext:value-type="string">
            <text:p><text:s/>hours sleep remaining</text:p>
          </table:table-cell>
          <table:table-cell table:number-columns-repeated="253"/>
        </table:table-row>
        <table:table-row table:style-name="ro4">
          <table:table-cell table:style-name="ce3" office:value-type="string" calcext:value-type="string">
            <text:p>Interval </text:p>
          </table:table-cell>
          <table:table-cell table:style-name="ce39" table:formula="of:=ROUND(([.B5]*24-[.B9])*60/[.B6];0)" office:value-type="float" office:value="30" calcext:value-type="float">
            <text:p>30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36.7486929899029" calcext:value-type="float">
            <text:p>37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B1]+([.B10]/60/24)" office:value-type="date" office:date-value="2024-08-17T14:16:21.17" calcext:value-type="date">
            <text:p>20240817T1416</text:p>
          </table:table-cell>
          <table:table-cell table:style-name="ce34" table:formula="of:=[.B12]" office:value-type="date" office:date-value="2024-08-17T14:16:21.17" calcext:value-type="date" table:number-columns-spanned="2" table:number-rows-spanned="1">
            <text:p>Sat 08/17/2024 14:16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[.B6]/20)/[.B5]" office:value-type="float" office:value="1.81455687476492" calcext:value-type="float">
            <text:p>1.81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A14]*20" office:value-type="float" office:value="36.2911374952984" calcext:value-type="float">
            <text:p>36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$Inventory.D203]/20" office:value-type="float" office:value="1.82626174768389" calcext:value-type="float">
            <text:p>1.83</text:p>
          </table:table-cell>
          <table:table-cell/>
          <table:table-cell table:style-name="ce52" table:formula="of:=-[$Inventory.D203]" office:value-type="float" office:value="36.5252349536779" calcext:value-type="float">
            <text:p>37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</calcext:conditional-format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80" table:formula="of:=[.$F$9]-[.$F$5]+[.$F$8]*(SLOPE([.B2:.B200];[.A2:.A200])/20)" office:value-type="float" office:value="-0.388716923036057" calcext:value-type="float">
            <text:p>-0.389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4-07-07T16:56:26.21" calcext:value-type="date">
            <text:p>20240707T1656</text:p>
          </table:table-cell>
          <table:table-cell table:style-name="ce78" office:value-type="float" office:value="2700" calcext:value-type="float">
            <text:p>2700</text:p>
          </table:table-cell>
          <table:table-cell table:style-name="ce79"/>
          <table:table-cell table:number-columns-repeated="2"/>
          <table:table-cell table:style-name="ce82" table:formula="of:=FORECAST([.$F$5];[.A2:.A200];[.B2:.B200])" office:value-type="date" office:date-value="2024-09-19T17:04:19.92" calcext:value-type="date" table:number-columns-spanned="2" table:number-rows-spanned="1">
            <text:p>2024-09-19 17:04</text:p>
          </table:table-cell>
          <table:covered-table-cell/>
        </table:table-row>
        <table:table-row table:style-name="ro1">
          <table:table-cell table:style-name="ce77" office:value-type="date" office:date-value="2024-07-08T02:20:43.07" calcext:value-type="date">
            <text:p>20240708T0220</text:p>
          </table:table-cell>
          <table:table-cell table:style-name="ce78" office:value-type="float" office:value="2680" calcext:value-type="float">
            <text:p>2680</text:p>
          </table:table-cell>
          <table:table-cell table:style-name="ce79" table:formula="of:=IF(ISBLANK([.$A3]);&quot;&quot;;([.$A3]-[.$A2])*24)" office:value-type="float" office:value="9.40468333347235" calcext:value-type="float">
            <text:p>9.4</text:p>
          </table:table-cell>
          <table:table-cell table:style-name="ce81" table:formula="of:=IF(ISBLANK([.$A3]);&quot;&quot;;([.$B3]-[.$B2])/([.$A3]-[.$A2]))" office:value-type="float" office:value="-51.0384010795584" calcext:value-type="float">
            <text:p>-51</text:p>
          </table:table-cell>
          <table:table-cell table:style-name="ce81" table:formula="of:=IF(ISBLANK([.A3]);&quot;&quot;;-([.$A3]-[.$A2])*24*60/([.$B3]-[.$B2]))" office:value-type="float" office:value="28.214050000417" calcext:value-type="float">
            <text:p>28</text:p>
          </table:table-cell>
          <table:table-cell table:style-name="ce81" table:formula="of:=[.F1]*20" office:value-type="float" office:value="-7.77433846072114" calcext:value-type="float">
            <text:p>-8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4-07-08T21:03:21.34" calcext:value-type="date">
            <text:p>20240708T2103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4]);&quot;&quot;;([.$A4]-[.$A3])*24)" office:value-type="float" office:value="18.7106305554626" calcext:value-type="float">
            <text:p>18.7</text:p>
          </table:table-cell>
          <table:table-cell table:style-name="ce81" table:formula="of:=IF(ISBLANK([.$A4]);&quot;&quot;;([.$B4]-[.$B3])/([.$A4]-[.$A3]))" office:value-type="float" office:value="-25.6538655165667" calcext:value-type="float">
            <text:p>-26</text:p>
          </table:table-cell>
          <table:table-cell table:style-name="ce81" table:formula="of:=IF(ISBLANK([.A4]);&quot;&quot;;-([.$A4]-[.$A3])*24*60/([.$B4]-[.$B3]))" office:value-type="float" office:value="56.1318916663877" calcext:value-type="float">
            <text:p>5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4-07-09T06:12:31.93" calcext:value-type="date">
            <text:p>20240709T0612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5]);&quot;&quot;;([.$A5]-[.$A4])*24)" office:value-type="float" office:value="9.15294166660169" calcext:value-type="float">
            <text:p>9.2</text:p>
          </table:table-cell>
          <table:table-cell table:style-name="ce81" table:formula="of:=IF(ISBLANK([.$A5]);&quot;&quot;;([.$B5]-[.$B4])/([.$A5]-[.$A4]))" office:value-type="float" office:value="-52.4421565748069" calcext:value-type="float">
            <text:p>-52</text:p>
          </table:table-cell>
          <table:table-cell table:style-name="ce81" table:formula="of:=IF(ISBLANK([.A5]);&quot;&quot;;-([.$A5]-[.$A4])*24*60/([.$B5]-[.$B4]))" office:value-type="float" office:value="27.4588249998051" calcext:value-type="float">
            <text:p>27</text:p>
          </table:table-cell>
          <table:table-cell table:style-name="ce73" office:value-type="float" office:value="0" calcext:value-type="float">
            <text:p>0</text:p>
          </table:table-cell>
          <table:table-cell table:style-name="ce93" table:formula="of:=[Predict.$C3]" office:value-type="date" office:date-value="2024-09-19T18:00:00" calcext:value-type="date">
            <text:p>20240919T1800</text:p>
          </table:table-cell>
        </table:table-row>
        <table:table-row table:style-name="ro1">
          <table:table-cell table:style-name="ce77" office:value-type="date" office:date-value="2024-07-09T20:11:44.95" calcext:value-type="date">
            <text:p>20240709T2011</text:p>
          </table:table-cell>
          <table:table-cell table:style-name="ce78" office:value-type="float" office:value="2620" calcext:value-type="float">
            <text:p>2620</text:p>
          </table:table-cell>
          <table:table-cell table:style-name="ce79" table:formula="of:=IF(ISBLANK([.$A6]);&quot;&quot;;([.$A6]-[.$A5])*24)" office:value-type="float" office:value="13.9869500002242" calcext:value-type="float">
            <text:p>14.0</text:p>
          </table:table-cell>
          <table:table-cell table:style-name="ce81" table:formula="of:=IF(ISBLANK([.$A6]);&quot;&quot;;([.$B6]-[.$B5])/([.$A6]-[.$A5]))" office:value-type="float" office:value="-34.3177032871575" calcext:value-type="float">
            <text:p>-34</text:p>
          </table:table-cell>
          <table:table-cell table:style-name="ce81" table:formula="of:=IF(ISBLANK([.A6]);&quot;&quot;;-([.$A6]-[.$A5])*24*60/([.$B6]-[.$B5]))" office:value-type="float" office:value="41.9608500006725" calcext:value-type="float">
            <text:p>42</text:p>
          </table:table-cell>
          <table:table-cell table:style-name="ce89"/>
          <table:table-cell table:style-name="ce94"/>
        </table:table-row>
        <table:table-row table:style-name="ro2">
          <table:table-cell table:style-name="ce77" office:value-type="date" office:date-value="2024-07-10T14:50:06.12" calcext:value-type="date">
            <text:p>20240710T1450</text:p>
          </table:table-cell>
          <table:table-cell table:style-name="ce78" office:value-type="float" office:value="2600" calcext:value-type="float">
            <text:p>2600</text:p>
          </table:table-cell>
          <table:table-cell table:style-name="ce79" table:formula="of:=IF(ISBLANK([.$A7]);&quot;&quot;;([.$A7]-[.$A6])*24)" office:value-type="float" office:value="18.6392138886731" calcext:value-type="float">
            <text:p>18.6</text:p>
          </table:table-cell>
          <table:table-cell table:style-name="ce81" table:formula="of:=IF(ISBLANK([.$A7]);&quot;&quot;;([.$B7]-[.$B6])/([.$A7]-[.$A6]))" office:value-type="float" office:value="-25.7521590163034" calcext:value-type="float">
            <text:p>-26</text:p>
          </table:table-cell>
          <table:table-cell table:style-name="ce81" table:formula="of:=IF(ISBLANK([.A7]);&quot;&quot;;-([.$A7]-[.$A6])*24*60/([.$B7]-[.$B6]))" office:value-type="float" office:value="55.9176416660193" calcext:value-type="float">
            <text:p>56</text:p>
          </table:table-cell>
          <table:table-cell table:style-name="ce97" table:formula="of:=IF([.F2]&lt;[.G5];&quot;Shortage&quot;;&quot;Remaining&quot;)" office:value-type="string" office:string-value="Shortage" calcext:value-type="string" table:number-columns-spanned="2" table:number-rows-spanned="1">
            <text:p>Shortage</text:p>
          </table:table-cell>
          <table:covered-table-cell/>
        </table:table-row>
        <table:table-row table:style-name="ro1">
          <table:table-cell table:style-name="ce77" office:value-type="date" office:date-value="2024-07-10T23:00:16.68" calcext:value-type="date">
            <text:p>20240710T2300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8]);&quot;&quot;;([.$A8]-[.$A7])*24)" office:value-type="float" office:value="8.16960000002291" calcext:value-type="float">
            <text:p>8.2</text:p>
          </table:table-cell>
          <table:table-cell table:style-name="ce81" table:formula="of:=IF(ISBLANK([.$A8]);&quot;&quot;;([.$B8]-[.$B7])/([.$A8]-[.$A7]))" office:value-type="float" office:value="-58.7544065803288" calcext:value-type="float">
            <text:p>-59</text:p>
          </table:table-cell>
          <table:table-cell table:style-name="ce81" table:formula="of:=IF(ISBLANK([.A8]);&quot;&quot;;-([.$A8]-[.$A7])*24*60/([.$B8]-[.$B7]))" office:value-type="float" office:value="24.5088000000687" calcext:value-type="float">
            <text:p>25</text:p>
          </table:table-cell>
          <table:table-cell table:style-name="ce90" table:formula="of:=[.$G$5]-[.$G$10]" office:value-type="float" office:value="33.1763598508681" calcext:value-type="float">
            <text:p>33.2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4-07-11T18:42:02.97" calcext:value-type="date">
            <text:p>20240711T1842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9]);&quot;&quot;;([.$A9]-[.$A8])*24)" office:value-type="float" office:value="19.696191666706" calcext:value-type="float">
            <text:p>19.7</text:p>
          </table:table-cell>
          <table:table-cell table:style-name="ce81" table:formula="of:=IF(ISBLANK([.$A9]);&quot;&quot;;([.$B9]-[.$B8])/([.$A9]-[.$A8]))" office:value-type="float" office:value="-24.3701933918211" calcext:value-type="float">
            <text:p>-24</text:p>
          </table:table-cell>
          <table:table-cell table:style-name="ce81" table:formula="of:=IF(ISBLANK([.A9]);&quot;&quot;;-([.$A9]-[.$A8])*24*60/([.$B9]-[.$B8]))" office:value-type="float" office:value="59.088575000118" calcext:value-type="float">
            <text:p>59</text:p>
          </table:table-cell>
          <table:table-cell table:style-name="ce91" table:formula="of:=[.$G$11]/20" office:value-type="float" office:value="60.2" calcext:value-type="float">
            <text:p>60.2</text:p>
          </table:table-cell>
          <table:table-cell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4-07-12T05:09:54.66" calcext:value-type="date">
            <text:p>20240712T0509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0]);&quot;&quot;;([.$A10]-[.$A9])*24)" office:value-type="float" office:value="10.4643583333818" calcext:value-type="float">
            <text:p>10.5</text:p>
          </table:table-cell>
          <table:table-cell table:style-name="ce81" table:formula="of:=IF(ISBLANK([.$A10]);&quot;&quot;;([.$B10]-[.$B9])/([.$A10]-[.$A9]))" office:value-type="float" office:value="-45.8699888428683" calcext:value-type="float">
            <text:p>-46</text:p>
          </table:table-cell>
          <table:table-cell table:style-name="ce81" table:formula="of:=IF(ISBLANK([.A10]);&quot;&quot;;-([.$A10]-[.$A9])*24*60/([.$B10]-[.$B9]))" office:value-type="float" office:value="31.3930750001455" calcext:value-type="float">
            <text:p>31</text:p>
          </table:table-cell>
          <table:table-cell table:style-name="ce84" office:value-type="string" calcext:value-type="string">
            <text:p>CurrentDate: </text:p>
          </table:table-cell>
          <table:table-cell table:style-name="ce98" office:value-type="date" office:date-value="2024-08-17T13:46:02.51" calcext:value-type="date">
            <text:p>20240817T1346</text:p>
          </table:table-cell>
        </table:table-row>
        <table:table-row table:style-name="ro1">
          <table:table-cell table:style-name="ce77" office:value-type="date" office:date-value="2024-07-12T20:11:48.32" calcext:value-type="date">
            <text:p>20240712T2011</text:p>
          </table:table-cell>
          <table:table-cell table:style-name="ce78" office:value-type="float" office:value="2520" calcext:value-type="float">
            <text:p>2520</text:p>
          </table:table-cell>
          <table:table-cell table:style-name="ce79" table:formula="of:=IF(ISBLANK([.$A11]);&quot;&quot;;([.$A11]-[.$A10])*24)" office:value-type="float" office:value="15.031572222244" calcext:value-type="float">
            <text:p>15.0</text:p>
          </table:table-cell>
          <table:table-cell table:style-name="ce81" table:formula="of:=IF(ISBLANK([.$A11]);&quot;&quot;;([.$B11]-[.$B10])/([.$A11]-[.$A10]))" office:value-type="float" office:value="-31.9327873959643" calcext:value-type="float">
            <text:p>-32</text:p>
          </table:table-cell>
          <table:table-cell table:style-name="ce81" table:formula="of:=IF(ISBLANK([.A11]);&quot;&quot;;-([.$A11]-[.$A10])*24*60/([.$B11]-[.$B10]))" office:value-type="float" office:value="45.094716666732" calcext:value-type="float">
            <text:p>45</text:p>
          </table:table-cell>
          <table:table-cell table:style-name="ce84" office:value-type="string" calcext:value-type="string">
            <text:p>CurrentInv: </text:p>
          </table:table-cell>
          <table:table-cell table:style-name="ce96" office:value-type="float" office:value="1204" calcext:value-type="float">
            <text:p>1204</text:p>
          </table:table-cell>
        </table:table-row>
        <table:table-row table:style-name="ro1">
          <table:table-cell table:style-name="ce77" office:value-type="date" office:date-value="2024-07-13T05:35:19.01" calcext:value-type="date">
            <text:p>20240713T0535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]);&quot;&quot;;([.$A12]-[.$A11])*24)" office:value-type="float" office:value="9.3918583332561" calcext:value-type="float">
            <text:p>9.4</text:p>
          </table:table-cell>
          <table:table-cell table:style-name="ce81" table:formula="of:=IF(ISBLANK([.$A12]);&quot;&quot;;([.$B12]-[.$B11])/([.$A12]-[.$A11]))" office:value-type="float" office:value="-51.1080962859442" calcext:value-type="float">
            <text:p>-51</text:p>
          </table:table-cell>
          <table:table-cell table:style-name="ce81" table:formula="of:=IF(ISBLANK([.A12]);&quot;&quot;;-([.$A12]-[.$A11])*24*60/([.$B12]-[.$B11]))" office:value-type="float" office:value="28.1755749997683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3T19:45:26.89" calcext:value-type="date">
            <text:p>20240713T1945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3]);&quot;&quot;;([.$A13]-[.$A12])*24)" office:value-type="float" office:value="14.1688555553555" calcext:value-type="float">
            <text:p>14.2</text:p>
          </table:table-cell>
          <table:table-cell table:style-name="ce81" table:formula="of:=IF(ISBLANK([.$A13]);&quot;&quot;;([.$B13]-[.$B12])/([.$A13]-[.$A12]))" office:value-type="float" office:value="-33.8771185947033" calcext:value-type="float">
            <text:p>-34</text:p>
          </table:table-cell>
          <table:table-cell table:style-name="ce81" table:formula="of:=IF(ISBLANK([.A13]);&quot;&quot;;-([.$A13]-[.$A12])*24*60/([.$B13]-[.$B12]))" office:value-type="float" office:value="42.5065666660666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4T09:59:10.88" calcext:value-type="date">
            <text:p>20240714T0959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4]);&quot;&quot;;([.$A14]-[.$A13])*24)" office:value-type="float" office:value="14.2288861112902" calcext:value-type="float">
            <text:p>14.2</text:p>
          </table:table-cell>
          <table:table-cell table:style-name="ce81" table:formula="of:=IF(ISBLANK([.$A14]);&quot;&quot;;([.$B14]-[.$B13])/([.$A14]-[.$A13]))" office:value-type="float" office:value="-33.7341936849951" calcext:value-type="float">
            <text:p>-34</text:p>
          </table:table-cell>
          <table:table-cell table:style-name="ce81" table:formula="of:=IF(ISBLANK([.A14]);&quot;&quot;;-([.$A14]-[.$A13])*24*60/([.$B14]-[.$B13]))" office:value-type="float" office:value="42.6866583338706" calcext:value-type="float">
            <text:p>4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4T22:39:24.87" calcext:value-type="date">
            <text:p>20240714T2239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5]);&quot;&quot;;([.$A15]-[.$A14])*24)" office:value-type="float" office:value="12.6705527777667" calcext:value-type="float">
            <text:p>12.7</text:p>
          </table:table-cell>
          <table:table-cell table:style-name="ce81" table:formula="of:=IF(ISBLANK([.$A15]);&quot;&quot;;([.$B15]-[.$B14])/([.$A15]-[.$A14]))" office:value-type="float" office:value="-37.8831143691115" calcext:value-type="float">
            <text:p>-38</text:p>
          </table:table-cell>
          <table:table-cell table:style-name="ce81" table:formula="of:=IF(ISBLANK([.A15]);&quot;&quot;;-([.$A15]-[.$A14])*24*60/([.$B15]-[.$B14]))" office:value-type="float" office:value="38.0116583333001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5T14:46:58.68" calcext:value-type="date">
            <text:p>20240715T1446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6]);&quot;&quot;;([.$A16]-[.$A15])*24)" office:value-type="float" office:value="16.1260583333205" calcext:value-type="float">
            <text:p>16.1</text:p>
          </table:table-cell>
          <table:table-cell table:style-name="ce81" table:formula="of:=IF(ISBLANK([.$A16]);&quot;&quot;;([.$B16]-[.$B15])/([.$A16]-[.$A15]))" office:value-type="float" office:value="-29.7654882599673" calcext:value-type="float">
            <text:p>-30</text:p>
          </table:table-cell>
          <table:table-cell table:style-name="ce81" table:formula="of:=IF(ISBLANK([.A16]);&quot;&quot;;-([.$A16]-[.$A15])*24*60/([.$B16]-[.$B15]))" office:value-type="float" office:value="48.3781749999616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6T02:17:23.64" calcext:value-type="date">
            <text:p>20240716T0217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7]);&quot;&quot;;([.$A17]-[.$A16])*24)" office:value-type="float" office:value="11.5069333333522" calcext:value-type="float">
            <text:p>11.5</text:p>
          </table:table-cell>
          <table:table-cell table:style-name="ce81" table:formula="of:=IF(ISBLANK([.$A17]);&quot;&quot;;([.$B17]-[.$B16])/([.$A17]-[.$A16]))" office:value-type="float" office:value="-41.7139811359423" calcext:value-type="float">
            <text:p>-42</text:p>
          </table:table-cell>
          <table:table-cell table:style-name="ce81" table:formula="of:=IF(ISBLANK([.A17]);&quot;&quot;;-([.$A17]-[.$A16])*24*60/([.$B17]-[.$B16]))" office:value-type="float" office:value="34.5208000000566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6T11:49:05.97" calcext:value-type="date">
            <text:p>20240716T1149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8]);&quot;&quot;;([.$A18]-[.$A17])*24)" office:value-type="float" office:value="9.52842500014231" calcext:value-type="float">
            <text:p>9.5</text:p>
          </table:table-cell>
          <table:table-cell table:style-name="ce81" table:formula="of:=IF(ISBLANK([.$A18]);&quot;&quot;;([.$B18]-[.$B17])/([.$A18]-[.$A17]))" office:value-type="float" office:value="-50.375586730528" calcext:value-type="float">
            <text:p>-50</text:p>
          </table:table-cell>
          <table:table-cell table:style-name="ce81" table:formula="of:=IF(ISBLANK([.A18]);&quot;&quot;;-([.$A18]-[.$A17])*24*60/([.$B18]-[.$B17]))" office:value-type="float" office:value="28.585275000426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6T21:37:46.33" calcext:value-type="date">
            <text:p>20240716T2137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9]);&quot;&quot;;([.$A19]-[.$A18])*24)" office:value-type="float" office:value="9.8112111108494" calcext:value-type="float">
            <text:p>9.8</text:p>
          </table:table-cell>
          <table:table-cell table:style-name="ce81" table:formula="of:=IF(ISBLANK([.$A19]);&quot;&quot;;([.$B19]-[.$B18])/([.$A19]-[.$A18]))" office:value-type="float" office:value="-48.9236236563301" calcext:value-type="float">
            <text:p>-49</text:p>
          </table:table-cell>
          <table:table-cell table:style-name="ce81" table:formula="of:=IF(ISBLANK([.A19]);&quot;&quot;;-([.$A19]-[.$A18])*24*60/([.$B19]-[.$B18]))" office:value-type="float" office:value="29.4336333325482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7T14:10:28.5" calcext:value-type="date">
            <text:p>20240717T1410</text:p>
          </table:table-cell>
          <table:table-cell table:style-name="ce78" office:value-type="float" office:value="2340" calcext:value-type="float">
            <text:p>2340</text:p>
          </table:table-cell>
          <table:table-cell table:style-name="ce79" table:formula="of:=IF(ISBLANK([.$A20]);&quot;&quot;;([.$A20]-[.$A19])*24)" office:value-type="float" office:value="16.545047222462" calcext:value-type="float">
            <text:p>16.5</text:p>
          </table:table-cell>
          <table:table-cell table:style-name="ce81" table:formula="of:=IF(ISBLANK([.$A20]);&quot;&quot;;([.$B20]-[.$B19])/([.$A20]-[.$A19]))" office:value-type="float" office:value="-29.0117032333603" calcext:value-type="float">
            <text:p>-29</text:p>
          </table:table-cell>
          <table:table-cell table:style-name="ce81" table:formula="of:=IF(ISBLANK([.A20]);&quot;&quot;;-([.$A20]-[.$A19])*24*60/([.$B20]-[.$B19]))" office:value-type="float" office:value="49.6351416673861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8T04:08:40.98" calcext:value-type="date">
            <text:p>20240718T040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21]);&quot;&quot;;([.$A21]-[.$A20])*24)" office:value-type="float" office:value="13.9701333332341" calcext:value-type="float">
            <text:p>14.0</text:p>
          </table:table-cell>
          <table:table-cell table:style-name="ce81" table:formula="of:=IF(ISBLANK([.$A21]);&quot;&quot;;([.$B21]-[.$B20])/([.$A21]-[.$A20]))" office:value-type="float" office:value="-34.3590135147893" calcext:value-type="float">
            <text:p>-34</text:p>
          </table:table-cell>
          <table:table-cell table:style-name="ce81" table:formula="of:=IF(ISBLANK([.A21]);&quot;&quot;;-([.$A21]-[.$A20])*24*60/([.$B21]-[.$B20]))" office:value-type="float" office:value="41.910399999702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8T15:01:49.41" calcext:value-type="date">
            <text:p>20240718T1501</text:p>
          </table:table-cell>
          <table:table-cell table:style-name="ce78" office:value-type="float" office:value="2300" calcext:value-type="float">
            <text:p>2300</text:p>
          </table:table-cell>
          <table:table-cell table:style-name="ce79" table:formula="of:=IF(ISBLANK([.$A22]);&quot;&quot;;([.$A22]-[.$A21])*24)" office:value-type="float" office:value="10.8856750001432" calcext:value-type="float">
            <text:p>10.9</text:p>
          </table:table-cell>
          <table:table-cell table:style-name="ce81" table:formula="of:=IF(ISBLANK([.$A22]);&quot;&quot;;([.$B22]-[.$B21])/([.$A22]-[.$A21]))" office:value-type="float" office:value="-44.0946473226221" calcext:value-type="float">
            <text:p>-44</text:p>
          </table:table-cell>
          <table:table-cell table:style-name="ce81" table:formula="of:=IF(ISBLANK([.A22]);&quot;&quot;;-([.$A22]-[.$A21])*24*60/([.$B22]-[.$B21]))" office:value-type="float" office:value="32.6570250004297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9T09:38:21.54" calcext:value-type="date">
            <text:p>20240719T0938</text:p>
          </table:table-cell>
          <table:table-cell table:style-name="ce78" office:value-type="float" office:value="2280" calcext:value-type="float">
            <text:p>2280</text:p>
          </table:table-cell>
          <table:table-cell table:style-name="ce79" table:formula="of:=IF(ISBLANK([.$A23]);&quot;&quot;;([.$A23]-[.$A22])*24)" office:value-type="float" office:value="18.6089249997167" calcext:value-type="float">
            <text:p>18.6</text:p>
          </table:table-cell>
          <table:table-cell table:style-name="ce81" table:formula="of:=IF(ISBLANK([.$A23]);&quot;&quot;;([.$B23]-[.$B22])/([.$A23]-[.$A22]))" office:value-type="float" office:value="-25.7940746178142" calcext:value-type="float">
            <text:p>-26</text:p>
          </table:table-cell>
          <table:table-cell table:style-name="ce81" table:formula="of:=IF(ISBLANK([.A23]);&quot;&quot;;-([.$A23]-[.$A22])*24*60/([.$B23]-[.$B22]))" office:value-type="float" office:value="55.8267749991501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19T18:08:15.82" calcext:value-type="date">
            <text:p>20240719T1808</text:p>
          </table:table-cell>
          <table:table-cell table:style-name="ce78" office:value-type="float" office:value="2260" calcext:value-type="float">
            <text:p>2260</text:p>
          </table:table-cell>
          <table:table-cell table:style-name="ce79" table:formula="of:=IF(ISBLANK([.$A24]);&quot;&quot;;([.$A24]-[.$A23])*24)" office:value-type="float" office:value="8.4984111111844" calcext:value-type="float">
            <text:p>8.5</text:p>
          </table:table-cell>
          <table:table-cell table:style-name="ce81" table:formula="of:=IF(ISBLANK([.$A24]);&quot;&quot;;([.$B24]-[.$B23])/([.$A24]-[.$A23]))" office:value-type="float" office:value="-56.4811461484009" calcext:value-type="float">
            <text:p>-56</text:p>
          </table:table-cell>
          <table:table-cell table:style-name="ce81" table:formula="of:=IF(ISBLANK([.A24]);&quot;&quot;;-([.$A24]-[.$A23])*24*60/([.$B24]-[.$B23]))" office:value-type="float" office:value="25.495233333553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0T04:38:55.67" calcext:value-type="date">
            <text:p>20240720T0438</text:p>
          </table:table-cell>
          <table:table-cell table:style-name="ce78" office:value-type="float" office:value="2240" calcext:value-type="float">
            <text:p>2240</text:p>
          </table:table-cell>
          <table:table-cell table:style-name="ce79" table:formula="of:=IF(ISBLANK([.$A25]);&quot;&quot;;([.$A25]-[.$A24])*24)" office:value-type="float" office:value="10.5110694444738" calcext:value-type="float">
            <text:p>10.5</text:p>
          </table:table-cell>
          <table:table-cell table:style-name="ce81" table:formula="of:=IF(ISBLANK([.$A25]);&quot;&quot;;([.$B25]-[.$B24])/([.$A25]-[.$A24]))" office:value-type="float" office:value="-45.666142968198" calcext:value-type="float">
            <text:p>-46</text:p>
          </table:table-cell>
          <table:table-cell table:style-name="ce81" table:formula="of:=IF(ISBLANK([.A25]);&quot;&quot;;-([.$A25]-[.$A24])*24*60/([.$B25]-[.$B24]))" office:value-type="float" office:value="31.5332083334215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1T08:09:43.13" calcext:value-type="date">
            <text:p>20240721T0809</text:p>
          </table:table-cell>
          <table:table-cell table:style-name="ce78" office:value-type="float" office:value="2200" calcext:value-type="float">
            <text:p>2200</text:p>
          </table:table-cell>
          <table:table-cell table:style-name="ce79" table:formula="of:=IF(ISBLANK([.$A26]);&quot;&quot;;([.$A26]-[.$A25])*24)" office:value-type="float" office:value="27.5131833334453" calcext:value-type="float">
            <text:p>27.5</text:p>
          </table:table-cell>
          <table:table-cell table:style-name="ce81" table:formula="of:=IF(ISBLANK([.$A26]);&quot;&quot;;([.$B26]-[.$B25])/([.$A26]-[.$A25]))" office:value-type="float" office:value="-34.8923637212497" calcext:value-type="float">
            <text:p>-35</text:p>
          </table:table-cell>
          <table:table-cell table:style-name="ce81" table:formula="of:=IF(ISBLANK([.A26]);&quot;&quot;;-([.$A26]-[.$A25])*24*60/([.$B26]-[.$B25]))" office:value-type="float" office:value="41.269775000168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2T00:52:39.92" calcext:value-type="date">
            <text:p>20240722T0052</text:p>
          </table:table-cell>
          <table:table-cell table:style-name="ce78" office:value-type="float" office:value="2180" calcext:value-type="float">
            <text:p>2180</text:p>
          </table:table-cell>
          <table:table-cell table:style-name="ce79" table:formula="of:=IF(ISBLANK([.$A27]);&quot;&quot;;([.$A27]-[.$A26])*24)" office:value-type="float" office:value="16.715774999815" calcext:value-type="float">
            <text:p>16.7</text:p>
          </table:table-cell>
          <table:table-cell table:style-name="ce81" table:formula="of:=IF(ISBLANK([.$A27]);&quot;&quot;;([.$B27]-[.$B26])/([.$A27]-[.$A26]))" office:value-type="float" office:value="-28.7153901033791" calcext:value-type="float">
            <text:p>-29</text:p>
          </table:table-cell>
          <table:table-cell table:style-name="ce81" table:formula="of:=IF(ISBLANK([.A27]);&quot;&quot;;-([.$A27]-[.$A26])*24*60/([.$B27]-[.$B26]))" office:value-type="float" office:value="50.1473249994451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2T11:47:23.06" calcext:value-type="date">
            <text:p>20240722T1147</text:p>
          </table:table-cell>
          <table:table-cell table:style-name="ce78" office:value-type="float" office:value="2160" calcext:value-type="float">
            <text:p>2160</text:p>
          </table:table-cell>
          <table:table-cell table:style-name="ce79" table:formula="of:=IF(ISBLANK([.$A28]);&quot;&quot;;([.$A28]-[.$A27])*24)" office:value-type="float" office:value="10.9119833334116" calcext:value-type="float">
            <text:p>10.9</text:p>
          </table:table-cell>
          <table:table-cell table:style-name="ce81" table:formula="of:=IF(ISBLANK([.$A28]);&quot;&quot;;([.$B28]-[.$B27])/([.$A28]-[.$A27]))" office:value-type="float" office:value="-43.9883369808931" calcext:value-type="float">
            <text:p>-44</text:p>
          </table:table-cell>
          <table:table-cell table:style-name="ce81" table:formula="of:=IF(ISBLANK([.A28]);&quot;&quot;;-([.$A28]-[.$A27])*24*60/([.$B28]-[.$B27]))" office:value-type="float" office:value="32.7359500002349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3T01:00:11.17" calcext:value-type="date">
            <text:p>20240723T0100</text:p>
          </table:table-cell>
          <table:table-cell table:style-name="ce78" office:value-type="float" office:value="2140" calcext:value-type="float">
            <text:p>2140</text:p>
          </table:table-cell>
          <table:table-cell table:style-name="ce79" table:formula="of:=IF(ISBLANK([.$A29]);&quot;&quot;;([.$A29]-[.$A28])*24)" office:value-type="float" office:value="13.2133638889063" calcext:value-type="float">
            <text:p>13.2</text:p>
          </table:table-cell>
          <table:table-cell table:style-name="ce81" table:formula="of:=IF(ISBLANK([.$A29]);&quot;&quot;;([.$B29]-[.$B28])/([.$A29]-[.$A28]))" office:value-type="float" office:value="-36.3268584771966" calcext:value-type="float">
            <text:p>-36</text:p>
          </table:table-cell>
          <table:table-cell table:style-name="ce81" table:formula="of:=IF(ISBLANK([.A29]);&quot;&quot;;-([.$A29]-[.$A28])*24*60/([.$B29]-[.$B28]))" office:value-type="float" office:value="39.6400916667189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3T10:55:31.34" calcext:value-type="date">
            <text:p>20240723T1055</text:p>
          </table:table-cell>
          <table:table-cell table:style-name="ce78" office:value-type="float" office:value="2120" calcext:value-type="float">
            <text:p>2120</text:p>
          </table:table-cell>
          <table:table-cell table:style-name="ce79" table:formula="of:=IF(ISBLANK([.$A30]);&quot;&quot;;([.$A30]-[.$A29])*24)" office:value-type="float" office:value="9.9222694443888" calcext:value-type="float">
            <text:p>9.9</text:p>
          </table:table-cell>
          <table:table-cell table:style-name="ce81" table:formula="of:=IF(ISBLANK([.$A30]);&quot;&quot;;([.$B30]-[.$B29])/([.$A30]-[.$A29]))" office:value-type="float" office:value="-48.3760295656401" calcext:value-type="float">
            <text:p>-48</text:p>
          </table:table-cell>
          <table:table-cell table:style-name="ce81" table:formula="of:=IF(ISBLANK([.A30]);&quot;&quot;;-([.$A30]-[.$A29])*24*60/([.$B30]-[.$B29]))" office:value-type="float" office:value="29.7668083331664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4T02:44:55.9" calcext:value-type="date">
            <text:p>20240724T0244</text:p>
          </table:table-cell>
          <table:table-cell table:style-name="ce78" office:value-type="float" office:value="2100" calcext:value-type="float">
            <text:p>2100</text:p>
          </table:table-cell>
          <table:table-cell table:style-name="ce79" table:formula="of:=IF(ISBLANK([.$A31]);&quot;&quot;;([.$A31]-[.$A30])*24)" office:value-type="float" office:value="15.8234888890875" calcext:value-type="float">
            <text:p>15.8</text:p>
          </table:table-cell>
          <table:table-cell table:style-name="ce81" table:formula="of:=IF(ISBLANK([.$A31]);&quot;&quot;;([.$B31]-[.$B30])/([.$A31]-[.$A30]))" office:value-type="float" office:value="-30.3346501750969" calcext:value-type="float">
            <text:p>-30</text:p>
          </table:table-cell>
          <table:table-cell table:style-name="ce81" table:formula="of:=IF(ISBLANK([.A31]);&quot;&quot;;-([.$A31]-[.$A30])*24*60/([.$B31]-[.$B30]))" office:value-type="float" office:value="47.4704666672624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4T19:02:55.31" calcext:value-type="date">
            <text:p>20240724T1902</text:p>
          </table:table-cell>
          <table:table-cell table:style-name="ce78" office:value-type="float" office:value="2080" calcext:value-type="float">
            <text:p>2080</text:p>
          </table:table-cell>
          <table:table-cell table:style-name="ce79" table:formula="of:=IF(ISBLANK([.$A32]);&quot;&quot;;([.$A32]-[.$A31])*24)" office:value-type="float" office:value="16.299836110964" calcext:value-type="float">
            <text:p>16.3</text:p>
          </table:table-cell>
          <table:table-cell table:style-name="ce81" table:formula="of:=IF(ISBLANK([.$A32]);&quot;&quot;;([.$B32]-[.$B31])/([.$A32]-[.$A31]))" office:value-type="float" office:value="-29.4481488483882" calcext:value-type="float">
            <text:p>-29</text:p>
          </table:table-cell>
          <table:table-cell table:style-name="ce81" table:formula="of:=IF(ISBLANK([.A32]);&quot;&quot;;-([.$A32]-[.$A31])*24*60/([.$B32]-[.$B31]))" office:value-type="float" office:value="48.899508332891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5T12:43:25.93" calcext:value-type="date">
            <text:p>20240725T1243</text:p>
          </table:table-cell>
          <table:table-cell table:style-name="ce78" office:value-type="float" office:value="2060" calcext:value-type="float">
            <text:p>2060</text:p>
          </table:table-cell>
          <table:table-cell table:style-name="ce79" table:formula="of:=IF(ISBLANK([.$A33]);&quot;&quot;;([.$A33]-[.$A32])*24)" office:value-type="float" office:value="17.675172222429" calcext:value-type="float">
            <text:p>17.7</text:p>
          </table:table-cell>
          <table:table-cell table:style-name="ce81" table:formula="of:=IF(ISBLANK([.$A33]);&quot;&quot;;([.$B33]-[.$B32])/([.$A33]-[.$A32]))" office:value-type="float" office:value="-27.1567368034413" calcext:value-type="float">
            <text:p>-27</text:p>
          </table:table-cell>
          <table:table-cell table:style-name="ce81" table:formula="of:=IF(ISBLANK([.A33]);&quot;&quot;;-([.$A33]-[.$A32])*24*60/([.$B33]-[.$B32]))" office:value-type="float" office:value="53.0255166672869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7T09:51:19.57" calcext:value-type="date">
            <text:p>20240727T0951</text:p>
          </table:table-cell>
          <table:table-cell table:style-name="ce78" office:value-type="float" office:value="2000" calcext:value-type="float">
            <text:p>2000</text:p>
          </table:table-cell>
          <table:table-cell table:style-name="ce79" table:formula="of:=IF(ISBLANK([.$A34]);&quot;&quot;;([.$A34]-[.$A33])*24)" office:value-type="float" office:value="45.1315666664159" calcext:value-type="float">
            <text:p>45.1</text:p>
          </table:table-cell>
          <table:table-cell table:style-name="ce81" table:formula="of:=IF(ISBLANK([.$A34]);&quot;&quot;;([.$B34]-[.$B33])/([.$A34]-[.$A33]))" office:value-type="float" office:value="-31.906714221635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1315666664159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7T21:15:42.89" calcext:value-type="date">
            <text:p>20240727T2115</text:p>
          </table:table-cell>
          <table:table-cell table:style-name="ce78" office:value-type="float" office:value="1980" calcext:value-type="float">
            <text:p>1980</text:p>
          </table:table-cell>
          <table:table-cell table:style-name="ce79" table:formula="of:=IF(ISBLANK([.$A35]);&quot;&quot;;([.$A35]-[.$A34])*24)" office:value-type="float" office:value="11.4064777776366" calcext:value-type="float">
            <text:p>11.4</text:p>
          </table:table-cell>
          <table:table-cell table:style-name="ce81" table:formula="of:=IF(ISBLANK([.$A35]);&quot;&quot;;([.$B35]-[.$B34])/([.$A35]-[.$A34]))" office:value-type="float" office:value="-42.0813514353293" calcext:value-type="float">
            <text:p>-42</text:p>
          </table:table-cell>
          <table:table-cell table:style-name="ce81" table:formula="of:=IF(ISBLANK([.A35]);&quot;&quot;;-([.$A35]-[.$A34])*24*60/([.$B35]-[.$B34]))" office:value-type="float" office:value="34.2194333329098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8T08:37:29.66" calcext:value-type="date">
            <text:p>20240728T0837</text:p>
          </table:table-cell>
          <table:table-cell table:style-name="ce78" office:value-type="float" office:value="1960" calcext:value-type="float">
            <text:p>1960</text:p>
          </table:table-cell>
          <table:table-cell table:style-name="ce79" table:formula="of:=IF(ISBLANK([.$A36]);&quot;&quot;;([.$A36]-[.$A35])*24)" office:value-type="float" office:value="11.3629916668287" calcext:value-type="float">
            <text:p>11.4</text:p>
          </table:table-cell>
          <table:table-cell table:style-name="ce81" table:formula="of:=IF(ISBLANK([.$A36]);&quot;&quot;;([.$B36]-[.$B35])/([.$A36]-[.$A35]))" office:value-type="float" office:value="-42.2423965513618" calcext:value-type="float">
            <text:p>-42</text:p>
          </table:table-cell>
          <table:table-cell table:style-name="ce81" table:formula="of:=IF(ISBLANK([.A36]);&quot;&quot;;-([.$A36]-[.$A35])*24*60/([.$B36]-[.$B35]))" office:value-type="float" office:value="34.0889750004862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9T04:04:59.09" calcext:value-type="date">
            <text:p>20240729T0404</text:p>
          </table:table-cell>
          <table:table-cell table:style-name="ce78" office:value-type="float" office:value="1940" calcext:value-type="float">
            <text:p>1940</text:p>
          </table:table-cell>
          <table:table-cell table:style-name="ce79" table:formula="of:=IF(ISBLANK([.$A37]);&quot;&quot;;([.$A37]-[.$A36])*24)" office:value-type="float" office:value="19.4581750000943" calcext:value-type="float">
            <text:p>19.5</text:p>
          </table:table-cell>
          <table:table-cell table:style-name="ce81" table:formula="of:=IF(ISBLANK([.$A37]);&quot;&quot;;([.$B37]-[.$B36])/([.$A37]-[.$A36]))" office:value-type="float" office:value="-24.6682949453211" calcext:value-type="float">
            <text:p>-25</text:p>
          </table:table-cell>
          <table:table-cell table:style-name="ce81" table:formula="of:=IF(ISBLANK([.A37]);&quot;&quot;;-([.$A37]-[.$A36])*24*60/([.$B37]-[.$B36]))" office:value-type="float" office:value="58.37452500028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9T11:56:31.98" calcext:value-type="date">
            <text:p>20240729T1156</text:p>
          </table:table-cell>
          <table:table-cell table:style-name="ce78" office:value-type="float" office:value="1920" calcext:value-type="float">
            <text:p>1920</text:p>
          </table:table-cell>
          <table:table-cell table:style-name="ce79" table:formula="of:=IF(ISBLANK([.$A38]);&quot;&quot;;([.$A38]-[.$A37])*24)" office:value-type="float" office:value="7.859136111103" calcext:value-type="float">
            <text:p>7.9</text:p>
          </table:table-cell>
          <table:table-cell table:style-name="ce81" table:formula="of:=IF(ISBLANK([.$A38]);&quot;&quot;;([.$B38]-[.$B37])/([.$A38]-[.$A37]))" office:value-type="float" office:value="-61.0754150601718" calcext:value-type="float">
            <text:p>-61</text:p>
          </table:table-cell>
          <table:table-cell table:style-name="ce81" table:formula="of:=IF(ISBLANK([.A38]);&quot;&quot;;-([.$A38]-[.$A37])*24*60/([.$B38]-[.$B37]))" office:value-type="float" office:value="23.577408333309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29T18:58:46.52" calcext:value-type="date">
            <text:p>20240729T1858</text:p>
          </table:table-cell>
          <table:table-cell table:style-name="ce78" office:value-type="float" office:value="1900" calcext:value-type="float">
            <text:p>1900</text:p>
          </table:table-cell>
          <table:table-cell table:style-name="ce79" table:formula="of:=IF(ISBLANK([.$A39]);&quot;&quot;;([.$A39]-[.$A38])*24)" office:value-type="float" office:value="7.03737222222844" calcext:value-type="float">
            <text:p>7.0</text:p>
          </table:table-cell>
          <table:table-cell table:style-name="ce81" table:formula="of:=IF(ISBLANK([.$A39]);&quot;&quot;;([.$B39]-[.$B38])/([.$A39]-[.$A38]))" office:value-type="float" office:value="-68.2072774954064" calcext:value-type="float">
            <text:p>-68</text:p>
          </table:table-cell>
          <table:table-cell table:style-name="ce81" table:formula="of:=IF(ISBLANK([.A39]);&quot;&quot;;-([.$A39]-[.$A38])*24*60/([.$B39]-[.$B38]))" office:value-type="float" office:value="21.1121166666853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30T05:54:10.51" calcext:value-type="date">
            <text:p>20240730T0554</text:p>
          </table:table-cell>
          <table:table-cell table:style-name="ce78" office:value-type="float" office:value="1880" calcext:value-type="float">
            <text:p>1880</text:p>
          </table:table-cell>
          <table:table-cell table:style-name="ce79" table:formula="of:=IF(ISBLANK([.$A40]);&quot;&quot;;([.$A40]-[.$A39])*24)" office:value-type="float" office:value="10.9233305555535" calcext:value-type="float">
            <text:p>10.9</text:p>
          </table:table-cell>
          <table:table-cell table:style-name="ce81" table:formula="of:=IF(ISBLANK([.$A40]);&quot;&quot;;([.$B40]-[.$B39])/([.$A40]-[.$A39]))" office:value-type="float" office:value="-43.9426416292019" calcext:value-type="float">
            <text:p>-44</text:p>
          </table:table-cell>
          <table:table-cell table:style-name="ce81" table:formula="of:=IF(ISBLANK([.A40]);&quot;&quot;;-([.$A40]-[.$A39])*24*60/([.$B40]-[.$B39]))" office:value-type="float" office:value="32.7699916666606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30T17:46:49.06" calcext:value-type="date">
            <text:p>20240730T1746</text:p>
          </table:table-cell>
          <table:table-cell table:style-name="ce78" office:value-type="float" office:value="1860" calcext:value-type="float">
            <text:p>1860</text:p>
          </table:table-cell>
          <table:table-cell table:style-name="ce79" table:formula="of:=IF(ISBLANK([.$A41]);&quot;&quot;;([.$A41]-[.$A40])*24)" office:value-type="float" office:value="11.8773750001565" calcext:value-type="float">
            <text:p>11.9</text:p>
          </table:table-cell>
          <table:table-cell table:style-name="ce81" table:formula="of:=IF(ISBLANK([.$A41]);&quot;&quot;;([.$B41]-[.$B40])/([.$A41]-[.$A40]))" office:value-type="float" office:value="-40.4129700370391" calcext:value-type="float">
            <text:p>-40</text:p>
          </table:table-cell>
          <table:table-cell table:style-name="ce81" table:formula="of:=IF(ISBLANK([.A41]);&quot;&quot;;-([.$A41]-[.$A40])*24*60/([.$B41]-[.$B40]))" office:value-type="float" office:value="35.6321250004694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31T12:40:26.62" calcext:value-type="date">
            <text:p>20240731T1240</text:p>
          </table:table-cell>
          <table:table-cell table:style-name="ce78" office:value-type="float" office:value="1840" calcext:value-type="float">
            <text:p>1840</text:p>
          </table:table-cell>
          <table:table-cell table:style-name="ce79" table:formula="of:=IF(ISBLANK([.$A42]);&quot;&quot;;([.$A42]-[.$A41])*24)" office:value-type="float" office:value="18.8937666665297" calcext:value-type="float">
            <text:p>18.9</text:p>
          </table:table-cell>
          <table:table-cell table:style-name="ce81" table:formula="of:=IF(ISBLANK([.$A42]);&quot;&quot;;([.$B42]-[.$B41])/([.$A42]-[.$A41]))" office:value-type="float" office:value="-25.4052041856916" calcext:value-type="float">
            <text:p>-25</text:p>
          </table:table-cell>
          <table:table-cell table:style-name="ce81" table:formula="of:=IF(ISBLANK([.A42]);&quot;&quot;;-([.$A42]-[.$A41])*24*60/([.$B42]-[.$B41]))" office:value-type="float" office:value="56.6812999995891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7-31T22:36:20.59" calcext:value-type="date">
            <text:p>20240731T2236</text:p>
          </table:table-cell>
          <table:table-cell table:style-name="ce78" office:value-type="float" office:value="1820" calcext:value-type="float">
            <text:p>1820</text:p>
          </table:table-cell>
          <table:table-cell table:style-name="ce79" table:formula="of:=IF(ISBLANK([.$A43]);&quot;&quot;;([.$A43]-[.$A42])*24)" office:value-type="float" office:value="9.93165833334206" calcext:value-type="float">
            <text:p>9.9</text:p>
          </table:table-cell>
          <table:table-cell table:style-name="ce81" table:formula="of:=IF(ISBLANK([.$A43]);&quot;&quot;;([.$B43]-[.$B42])/([.$A43]-[.$A42]))" office:value-type="float" office:value="-48.3302973068021" calcext:value-type="float">
            <text:p>-48</text:p>
          </table:table-cell>
          <table:table-cell table:style-name="ce81" table:formula="of:=IF(ISBLANK([.A43]);&quot;&quot;;-([.$A43]-[.$A42])*24*60/([.$B43]-[.$B42]))" office:value-type="float" office:value="29.7949750000262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1T14:02:17.03" calcext:value-type="date">
            <text:p>20240801T1402</text:p>
          </table:table-cell>
          <table:table-cell table:style-name="ce78" office:value-type="float" office:value="1800" calcext:value-type="float">
            <text:p>1800</text:p>
          </table:table-cell>
          <table:table-cell table:style-name="ce79" table:formula="of:=IF(ISBLANK([.$A44]);&quot;&quot;;([.$A44]-[.$A43])*24)" office:value-type="float" office:value="15.4323444444453" calcext:value-type="float">
            <text:p>15.4</text:p>
          </table:table-cell>
          <table:table-cell table:style-name="ce81" table:formula="of:=IF(ISBLANK([.$A44]);&quot;&quot;;([.$B44]-[.$B43])/([.$A44]-[.$A43]))" office:value-type="float" office:value="-31.1035048322013" calcext:value-type="float">
            <text:p>-31</text:p>
          </table:table-cell>
          <table:table-cell table:style-name="ce81" table:formula="of:=IF(ISBLANK([.A44]);&quot;&quot;;-([.$A44]-[.$A43])*24*60/([.$B44]-[.$B43]))" office:value-type="float" office:value="46.29703333333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1T20:41:35.13" calcext:value-type="date">
            <text:p>20240801T2041</text:p>
          </table:table-cell>
          <table:table-cell table:style-name="ce78" office:value-type="float" office:value="1780" calcext:value-type="float">
            <text:p>1780</text:p>
          </table:table-cell>
          <table:table-cell table:style-name="ce79" table:formula="of:=IF(ISBLANK([.$A45]);&quot;&quot;;([.$A45]-[.$A44])*24)" office:value-type="float" office:value="6.65502777777147" calcext:value-type="float">
            <text:p>6.7</text:p>
          </table:table-cell>
          <table:table-cell table:style-name="ce81" table:formula="of:=IF(ISBLANK([.$A45]);&quot;&quot;;([.$B45]-[.$B44])/([.$A45]-[.$A44]))" office:value-type="float" office:value="-72.1259198351138" calcext:value-type="float">
            <text:p>-72</text:p>
          </table:table-cell>
          <table:table-cell table:style-name="ce81" table:formula="of:=IF(ISBLANK([.A45]);&quot;&quot;;-([.$A45]-[.$A44])*24*60/([.$B45]-[.$B44]))" office:value-type="float" office:value="19.9650833333144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2T13:08:10.58" calcext:value-type="date">
            <text:p>20240802T1308</text:p>
          </table:table-cell>
          <table:table-cell table:style-name="ce78" office:value-type="float" office:value="1760" calcext:value-type="float">
            <text:p>1760</text:p>
          </table:table-cell>
          <table:table-cell table:style-name="ce79" table:formula="of:=IF(ISBLANK([.$A46]);&quot;&quot;;([.$A46]-[.$A45])*24)" office:value-type="float" office:value="16.4431805555359" calcext:value-type="float">
            <text:p>16.4</text:p>
          </table:table-cell>
          <table:table-cell table:style-name="ce81" table:formula="of:=IF(ISBLANK([.$A46]);&quot;&quot;;([.$B46]-[.$B45])/([.$A46]-[.$A45]))" office:value-type="float" office:value="-29.191432787521" calcext:value-type="float">
            <text:p>-29</text:p>
          </table:table-cell>
          <table:table-cell table:style-name="ce81" table:formula="of:=IF(ISBLANK([.A46]);&quot;&quot;;-([.$A46]-[.$A45])*24*60/([.$B46]-[.$B45]))" office:value-type="float" office:value="49.329541666607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3T02:06:44.46" calcext:value-type="date">
            <text:p>20240803T0206</text:p>
          </table:table-cell>
          <table:table-cell table:style-name="ce78" office:value-type="float" office:value="1740" calcext:value-type="float">
            <text:p>1740</text:p>
          </table:table-cell>
          <table:table-cell table:style-name="ce79" table:formula="of:=IF(ISBLANK([.$A47]);&quot;&quot;;([.$A47]-[.$A46])*24)" office:value-type="float" office:value="12.9760777777992" calcext:value-type="float">
            <text:p>13.0</text:p>
          </table:table-cell>
          <table:table-cell table:style-name="ce81" table:formula="of:=IF(ISBLANK([.$A47]);&quot;&quot;;([.$B47]-[.$B46])/([.$A47]-[.$A46]))" office:value-type="float" office:value="-36.9911469566892" calcext:value-type="float">
            <text:p>-37</text:p>
          </table:table-cell>
          <table:table-cell table:style-name="ce81" table:formula="of:=IF(ISBLANK([.A47]);&quot;&quot;;-([.$A47]-[.$A46])*24*60/([.$B47]-[.$B46]))" office:value-type="float" office:value="38.9282333333977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3T09:49:12.53" calcext:value-type="date">
            <text:p>20240803T0949</text:p>
          </table:table-cell>
          <table:table-cell table:style-name="ce78" office:value-type="float" office:value="1720" calcext:value-type="float">
            <text:p>1720</text:p>
          </table:table-cell>
          <table:table-cell table:style-name="ce79" table:formula="of:=IF(ISBLANK([.$A48]);&quot;&quot;;([.$A48]-[.$A47])*24)" office:value-type="float" office:value="7.70779722224688" calcext:value-type="float">
            <text:p>7.7</text:p>
          </table:table-cell>
          <table:table-cell table:style-name="ce81" table:formula="of:=IF(ISBLANK([.$A48]);&quot;&quot;;([.$B48]-[.$B47])/([.$A48]-[.$A47]))" office:value-type="float" office:value="-62.2746014405496" calcext:value-type="float">
            <text:p>-62</text:p>
          </table:table-cell>
          <table:table-cell table:style-name="ce81" table:formula="of:=IF(ISBLANK([.A48]);&quot;&quot;;-([.$A48]-[.$A47])*24*60/([.$B48]-[.$B47]))" office:value-type="float" office:value="23.1233916667406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4T05:54:14.69" calcext:value-type="date">
            <text:p>20240804T0554</text:p>
          </table:table-cell>
          <table:table-cell table:style-name="ce78" office:value-type="float" office:value="1700" calcext:value-type="float">
            <text:p>1700</text:p>
          </table:table-cell>
          <table:table-cell table:style-name="ce79" table:formula="of:=IF(ISBLANK([.$A49]);&quot;&quot;;([.$A49]-[.$A48])*24)" office:value-type="float" office:value="20.0839333333424" calcext:value-type="float">
            <text:p>20.1</text:p>
          </table:table-cell>
          <table:table-cell table:style-name="ce81" table:formula="of:=IF(ISBLANK([.$A49]);&quot;&quot;;([.$B49]-[.$B48])/([.$A49]-[.$A48]))" office:value-type="float" office:value="-23.8997009217874" calcext:value-type="float">
            <text:p>-24</text:p>
          </table:table-cell>
          <table:table-cell table:style-name="ce81" table:formula="of:=IF(ISBLANK([.A49]);&quot;&quot;;-([.$A49]-[.$A48])*24*60/([.$B49]-[.$B48]))" office:value-type="float" office:value="60.2518000000273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4T20:32:38.84" calcext:value-type="date">
            <text:p>20240804T2032</text:p>
          </table:table-cell>
          <table:table-cell table:style-name="ce78" office:value-type="float" office:value="1676" calcext:value-type="float">
            <text:p>1676</text:p>
          </table:table-cell>
          <table:table-cell table:style-name="ce79" table:formula="of:=IF(ISBLANK([.$A50]);&quot;&quot;;([.$A50]-[.$A49])*24)" office:value-type="float" office:value="14.6400416666293" calcext:value-type="float">
            <text:p>14.6</text:p>
          </table:table-cell>
          <table:table-cell table:style-name="ce81" table:formula="of:=IF(ISBLANK([.$A50]);&quot;&quot;;([.$B50]-[.$B49])/([.$A50]-[.$A49]))" office:value-type="float" office:value="-39.3441503184341" calcext:value-type="float">
            <text:p>-39</text:p>
          </table:table-cell>
          <table:table-cell table:style-name="ce81" table:formula="of:=IF(ISBLANK([.A50]);&quot;&quot;;-([.$A50]-[.$A49])*24*60/([.$B50]-[.$B49]))" office:value-type="float" office:value="36.6001041665731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5T08:35:41.05" calcext:value-type="date">
            <text:p>20240805T0835</text:p>
          </table:table-cell>
          <table:table-cell table:style-name="ce78" office:value-type="float" office:value="1660" calcext:value-type="float">
            <text:p>1660</text:p>
          </table:table-cell>
          <table:table-cell table:style-name="ce79" table:formula="of:=IF(ISBLANK([.$A51]);&quot;&quot;;([.$A51]-[.$A50])*24)" office:value-type="float" office:value="12.0506138888304" calcext:value-type="float">
            <text:p>12.1</text:p>
          </table:table-cell>
          <table:table-cell table:style-name="ce81" table:formula="of:=IF(ISBLANK([.$A51]);&quot;&quot;;([.$B51]-[.$B50])/([.$A51]-[.$A50]))" office:value-type="float" office:value="-31.8655965200184" calcext:value-type="float">
            <text:p>-32</text:p>
          </table:table-cell>
          <table:table-cell table:style-name="ce81" table:formula="of:=IF(ISBLANK([.A51]);&quot;&quot;;-([.$A51]-[.$A50])*24*60/([.$B51]-[.$B50]))" office:value-type="float" office:value="45.189802083114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5T20:39:23.59" calcext:value-type="date">
            <text:p>20240805T2039</text:p>
          </table:table-cell>
          <table:table-cell table:style-name="ce78" office:value-type="float" office:value="1640" calcext:value-type="float">
            <text:p>1640</text:p>
          </table:table-cell>
          <table:table-cell table:style-name="ce79" table:formula="of:=IF(ISBLANK([.$A52]);&quot;&quot;;([.$A52]-[.$A51])*24)" office:value-type="float" office:value="12.0618166666827" calcext:value-type="float">
            <text:p>12.1</text:p>
          </table:table-cell>
          <table:table-cell table:style-name="ce81" table:formula="of:=IF(ISBLANK([.$A52]);&quot;&quot;;([.$B52]-[.$B51])/([.$A52]-[.$A51]))" office:value-type="float" office:value="-39.795000476658" calcext:value-type="float">
            <text:p>-40</text:p>
          </table:table-cell>
          <table:table-cell table:style-name="ce81" table:formula="of:=IF(ISBLANK([.A52]);&quot;&quot;;-([.$A52]-[.$A51])*24*60/([.$B52]-[.$B51]))" office:value-type="float" office:value="36.1854500000481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7T07:52:32.9" calcext:value-type="date">
            <text:p>20240807T0752</text:p>
          </table:table-cell>
          <table:table-cell table:style-name="ce78" office:value-type="float" office:value="1580" calcext:value-type="float">
            <text:p>1580</text:p>
          </table:table-cell>
          <table:table-cell table:style-name="ce79" table:formula="of:=IF(ISBLANK([.$A53]);&quot;&quot;;([.$A53]-[.$A52])*24)" office:value-type="float" office:value="35.2192533049383" calcext:value-type="float">
            <text:p>35.2</text:p>
          </table:table-cell>
          <table:table-cell table:style-name="ce81" table:formula="of:=IF(ISBLANK([.$A53]);&quot;&quot;;([.$B53]-[.$B52])/([.$A53]-[.$A52]))" office:value-type="float" office:value="-40.8867271413187" calcext:value-type="float">
            <text:p>-41</text:p>
          </table:table-cell>
          <table:table-cell table:style-name="ce81" table:formula="of:=IF(ISBLANK([.A53]);&quot;&quot;;-([.$A53]-[.$A52])*24*60/([.$B53]-[.$B52]))" office:value-type="float" office:value="35.2192533049383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7T16:30:11.43" calcext:value-type="date">
            <text:p>20240807T1630</text:p>
          </table:table-cell>
          <table:table-cell table:style-name="ce78" office:value-type="float" office:value="1560" calcext:value-type="float">
            <text:p>1560</text:p>
          </table:table-cell>
          <table:table-cell table:style-name="ce79" table:formula="of:=IF(ISBLANK([.$A54]);&quot;&quot;;([.$A54]-[.$A53])*24)" office:value-type="float" office:value="8.62736903107725" calcext:value-type="float">
            <text:p>8.6</text:p>
          </table:table-cell>
          <table:table-cell table:style-name="ce81" table:formula="of:=IF(ISBLANK([.$A54]);&quot;&quot;;([.$B54]-[.$B53])/([.$A54]-[.$A53]))" office:value-type="float" office:value="-55.6368921128745" calcext:value-type="float">
            <text:p>-56</text:p>
          </table:table-cell>
          <table:table-cell table:style-name="ce81" table:formula="of:=IF(ISBLANK([.A54]);&quot;&quot;;-([.$A54]-[.$A53])*24*60/([.$B54]-[.$B53]))" office:value-type="float" office:value="25.882107093231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8T00:33:22.32" calcext:value-type="date">
            <text:p>20240808T0033</text:p>
          </table:table-cell>
          <table:table-cell table:style-name="ce78" office:value-type="float" office:value="1565" calcext:value-type="float">
            <text:p>1565</text:p>
          </table:table-cell>
          <table:table-cell table:style-name="ce79" table:formula="of:=IF(ISBLANK([.$A55]);&quot;&quot;;([.$A55]-[.$A54])*24)" office:value-type="float" office:value="8.0530241910601" calcext:value-type="float">
            <text:p>8.1</text:p>
          </table:table-cell>
          <table:table-cell table:style-name="ce81" table:formula="of:=IF(ISBLANK([.$A55]);&quot;&quot;;([.$B55]-[.$B54])/([.$A55]-[.$A54]))" office:value-type="float" office:value="14.9012342634231" calcext:value-type="float">
            <text:p>15</text:p>
          </table:table-cell>
          <table:table-cell table:style-name="ce81" table:formula="of:=IF(ISBLANK([.A55]);&quot;&quot;;-([.$A55]-[.$A54])*24*60/([.$B55]-[.$B54]))" office:value-type="float" office:value="-96.6362902927212" calcext:value-type="float">
            <text:p>-9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8T14:32:12.35" calcext:value-type="date">
            <text:p>20240808T1432</text:p>
          </table:table-cell>
          <table:table-cell table:style-name="ce78" office:value-type="float" office:value="1545" calcext:value-type="float">
            <text:p>1545</text:p>
          </table:table-cell>
          <table:table-cell table:style-name="ce79" table:formula="of:=IF(ISBLANK([.$A56]);&quot;&quot;;([.$A56]-[.$A55])*24)" office:value-type="float" office:value="13.9805637426325" calcext:value-type="float">
            <text:p>14.0</text:p>
          </table:table-cell>
          <table:table-cell table:style-name="ce81" table:formula="of:=IF(ISBLANK([.$A56]);&quot;&quot;;([.$B56]-[.$B55])/([.$A56]-[.$A55]))" office:value-type="float" office:value="-34.3333794571017" calcext:value-type="float">
            <text:p>-34</text:p>
          </table:table-cell>
          <table:table-cell table:style-name="ce81" table:formula="of:=IF(ISBLANK([.A56]);&quot;&quot;;-([.$A56]-[.$A55])*24*60/([.$B56]-[.$B55]))" office:value-type="float" office:value="41.9416912278975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9T06:01:03.29" calcext:value-type="date">
            <text:p>20240809T0601</text:p>
          </table:table-cell>
          <table:table-cell table:style-name="ce78" office:value-type="float" office:value="1520" calcext:value-type="float">
            <text:p>1520</text:p>
          </table:table-cell>
          <table:table-cell table:style-name="ce79" table:formula="of:=IF(ISBLANK([.$A57]);&quot;&quot;;([.$A57]-[.$A56])*24)" office:value-type="float" office:value="15.4808175194194" calcext:value-type="float">
            <text:p>15.5</text:p>
          </table:table-cell>
          <table:table-cell table:style-name="ce81" table:formula="of:=IF(ISBLANK([.$A57]);&quot;&quot;;([.$B57]-[.$B56])/([.$A57]-[.$A56]))" office:value-type="float" office:value="-38.7576430797244" calcext:value-type="float">
            <text:p>-39</text:p>
          </table:table-cell>
          <table:table-cell table:style-name="ce81" table:formula="of:=IF(ISBLANK([.A57]);&quot;&quot;;-([.$A57]-[.$A56])*24*60/([.$B57]-[.$B56]))" office:value-type="float" office:value="37.1539620466065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09T16:26:26.75" calcext:value-type="date">
            <text:p>20240809T1626</text:p>
          </table:table-cell>
          <table:table-cell table:style-name="ce78" office:value-type="float" office:value="1500" calcext:value-type="float">
            <text:p>1500</text:p>
          </table:table-cell>
          <table:table-cell table:style-name="ce79" table:formula="of:=IF(ISBLANK([.$A58]);&quot;&quot;;([.$A58]-[.$A57])*24)" office:value-type="float" office:value="10.4231828578049" calcext:value-type="float">
            <text:p>10.4</text:p>
          </table:table-cell>
          <table:table-cell table:style-name="ce81" table:formula="of:=IF(ISBLANK([.$A58]);&quot;&quot;;([.$B58]-[.$B57])/([.$A58]-[.$A57]))" office:value-type="float" office:value="-46.0511924762572" calcext:value-type="float">
            <text:p>-46</text:p>
          </table:table-cell>
          <table:table-cell table:style-name="ce81" table:formula="of:=IF(ISBLANK([.A58]);&quot;&quot;;-([.$A58]-[.$A57])*24*60/([.$B58]-[.$B57]))" office:value-type="float" office:value="31.2695485734148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0T08:22:54.12" calcext:value-type="date">
            <text:p>20240810T0822</text:p>
          </table:table-cell>
          <table:table-cell table:style-name="ce78" office:value-type="float" office:value="1480" calcext:value-type="float">
            <text:p>1480</text:p>
          </table:table-cell>
          <table:table-cell table:style-name="ce79" table:formula="of:=IF(ISBLANK([.$A59]);&quot;&quot;;([.$A59]-[.$A58])*24)" office:value-type="float" office:value="15.9409362509614" calcext:value-type="float">
            <text:p>15.9</text:p>
          </table:table-cell>
          <table:table-cell table:style-name="ce81" table:formula="of:=IF(ISBLANK([.$A59]);&quot;&quot;;([.$B59]-[.$B58])/([.$A59]-[.$A58]))" office:value-type="float" office:value="-30.1111548558543" calcext:value-type="float">
            <text:p>-30</text:p>
          </table:table-cell>
          <table:table-cell table:style-name="ce81" table:formula="of:=IF(ISBLANK([.A59]);&quot;&quot;;-([.$A59]-[.$A58])*24*60/([.$B59]-[.$B58]))" office:value-type="float" office:value="47.822808752884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0T15:28:52.1" calcext:value-type="date">
            <text:p>20240810T1528</text:p>
          </table:table-cell>
          <table:table-cell table:style-name="ce78" office:value-type="float" office:value="1460" calcext:value-type="float">
            <text:p>1460</text:p>
          </table:table-cell>
          <table:table-cell table:style-name="ce79" table:formula="of:=IF(ISBLANK([.$A60]);&quot;&quot;;([.$A60]-[.$A59])*24)" office:value-type="float" office:value="7.09943790198304" calcext:value-type="float">
            <text:p>7.1</text:p>
          </table:table-cell>
          <table:table-cell table:style-name="ce81" table:formula="of:=IF(ISBLANK([.$A60]);&quot;&quot;;([.$B60]-[.$B59])/([.$A60]-[.$A59]))" office:value-type="float" office:value="-67.6109864790739" calcext:value-type="float">
            <text:p>-68</text:p>
          </table:table-cell>
          <table:table-cell table:style-name="ce81" table:formula="of:=IF(ISBLANK([.A60]);&quot;&quot;;-([.$A60]-[.$A59])*24*60/([.$B60]-[.$B59]))" office:value-type="float" office:value="21.298313705949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1T16:54:22.95" calcext:value-type="date">
            <text:p>20240811T1654</text:p>
          </table:table-cell>
          <table:table-cell table:style-name="ce78" office:value-type="float" office:value="1433" calcext:value-type="float">
            <text:p>1433</text:p>
          </table:table-cell>
          <table:table-cell table:style-name="ce79" table:formula="of:=IF(ISBLANK([.$A61]);&quot;&quot;;([.$A61]-[.$A60])*24)" office:value-type="float" office:value="25.4252360722166" calcext:value-type="float">
            <text:p>25.4</text:p>
          </table:table-cell>
          <table:table-cell table:style-name="ce81" table:formula="of:=IF(ISBLANK([.$A61]);&quot;&quot;;([.$B61]-[.$B60])/([.$A61]-[.$A60]))" office:value-type="float" office:value="-25.486489020572" calcext:value-type="float">
            <text:p>-25</text:p>
          </table:table-cell>
          <table:table-cell table:style-name="ce81" table:formula="of:=IF(ISBLANK([.A61]);&quot;&quot;;-([.$A61]-[.$A60])*24*60/([.$B61]-[.$B60]))" office:value-type="float" office:value="56.5005246049259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1T22:04:38.57" calcext:value-type="date">
            <text:p>20240811T2204</text:p>
          </table:table-cell>
          <table:table-cell table:style-name="ce78" office:value-type="float" office:value="1420" calcext:value-type="float">
            <text:p>1420</text:p>
          </table:table-cell>
          <table:table-cell table:style-name="ce79" table:formula="of:=IF(ISBLANK([.$A62]);&quot;&quot;;([.$A62]-[.$A61])*24)" office:value-type="float" office:value="5.17100515152561" calcext:value-type="float">
            <text:p>5.2</text:p>
          </table:table-cell>
          <table:table-cell table:style-name="ce81" table:formula="of:=IF(ISBLANK([.$A62]);&quot;&quot;;([.$B62]-[.$B61])/([.$A62]-[.$A61]))" office:value-type="float" office:value="-60.3364318652729" calcext:value-type="float">
            <text:p>-60</text:p>
          </table:table-cell>
          <table:table-cell table:style-name="ce81" table:formula="of:=IF(ISBLANK([.A62]);&quot;&quot;;-([.$A62]-[.$A61])*24*60/([.$B62]-[.$B61]))" office:value-type="float" office:value="23.8661776224259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2T09:42:09.87" calcext:value-type="date">
            <text:p>20240812T0942</text:p>
          </table:table-cell>
          <table:table-cell table:style-name="ce78" office:value-type="float" office:value="1400" calcext:value-type="float">
            <text:p>1400</text:p>
          </table:table-cell>
          <table:table-cell table:style-name="ce79" table:formula="of:=IF(ISBLANK([.$A63]);&quot;&quot;;([.$A63]-[.$A62])*24)" office:value-type="float" office:value="11.6253606689279" calcext:value-type="float">
            <text:p>11.6</text:p>
          </table:table-cell>
          <table:table-cell table:style-name="ce81" table:formula="of:=IF(ISBLANK([.$A63]);&quot;&quot;;([.$B63]-[.$B62])/([.$A63]-[.$A62]))" office:value-type="float" office:value="-41.2890415763992" calcext:value-type="float">
            <text:p>-41</text:p>
          </table:table-cell>
          <table:table-cell table:style-name="ce81" table:formula="of:=IF(ISBLANK([.A63]);&quot;&quot;;-([.$A63]-[.$A62])*24*60/([.$B63]-[.$B62]))" office:value-type="float" office:value="34.8760820067837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3T10:16:07.72" calcext:value-type="date">
            <text:p>20240813T1016</text:p>
          </table:table-cell>
          <table:table-cell table:style-name="ce78" office:value-type="float" office:value="1360" calcext:value-type="float">
            <text:p>1360</text:p>
          </table:table-cell>
          <table:table-cell table:style-name="ce79" table:formula="of:=IF(ISBLANK([.$A64]);&quot;&quot;;([.$A64]-[.$A63])*24)" office:value-type="float" office:value="24.5660695457482" calcext:value-type="float">
            <text:p>24.6</text:p>
          </table:table-cell>
          <table:table-cell table:style-name="ce81" table:formula="of:=IF(ISBLANK([.$A64]);&quot;&quot;;([.$B64]-[.$B63])/([.$A64]-[.$A63]))" office:value-type="float" office:value="-39.0782905737918" calcext:value-type="float">
            <text:p>-39</text:p>
          </table:table-cell>
          <table:table-cell table:style-name="ce81" table:formula="of:=IF(ISBLANK([.A64]);&quot;&quot;;-([.$A64]-[.$A63])*24*60/([.$B64]-[.$B63]))" office:value-type="float" office:value="36.8491041664383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3T18:15:03.88" calcext:value-type="date">
            <text:p>20240813T1815</text:p>
          </table:table-cell>
          <table:table-cell table:style-name="ce78" office:value-type="float" office:value="1340" calcext:value-type="float">
            <text:p>1340</text:p>
          </table:table-cell>
          <table:table-cell table:style-name="ce79" table:formula="of:=IF(ISBLANK([.$A65]);&quot;&quot;;([.$A65]-[.$A64])*24)" office:value-type="float" office:value="7.98226748389425" calcext:value-type="float">
            <text:p>8.0</text:p>
          </table:table-cell>
          <table:table-cell table:style-name="ce81" table:formula="of:=IF(ISBLANK([.$A65]);&quot;&quot;;([.$B65]-[.$B64])/([.$A65]-[.$A64]))" office:value-type="float" office:value="-60.1332893151591" calcext:value-type="float">
            <text:p>-60</text:p>
          </table:table-cell>
          <table:table-cell table:style-name="ce81" table:formula="of:=IF(ISBLANK([.A65]);&quot;&quot;;-([.$A65]-[.$A64])*24*60/([.$B65]-[.$B64]))" office:value-type="float" office:value="23.946802451682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4T12:11:20.25" calcext:value-type="date">
            <text:p>20240814T1211</text:p>
          </table:table-cell>
          <table:table-cell table:style-name="ce78" office:value-type="float" office:value="1320" calcext:value-type="float">
            <text:p>1320</text:p>
          </table:table-cell>
          <table:table-cell table:style-name="ce79" table:formula="of:=IF(ISBLANK([.$A66]);&quot;&quot;;([.$A66]-[.$A65])*24)" office:value-type="float" office:value="17.9378815404489" calcext:value-type="float">
            <text:p>17.9</text:p>
          </table:table-cell>
          <table:table-cell table:style-name="ce81" table:formula="of:=IF(ISBLANK([.$A66]);&quot;&quot;;([.$B66]-[.$B65])/([.$A66]-[.$A65]))" office:value-type="float" office:value="-26.7590127026777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8136446213466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5T10:31:34.07" calcext:value-type="date">
            <text:p>20240815T1031</text:p>
          </table:table-cell>
          <table:table-cell table:style-name="ce78" office:value-type="float" office:value="1293" calcext:value-type="float">
            <text:p>1293</text:p>
          </table:table-cell>
          <table:table-cell table:style-name="ce79" table:formula="of:=IF(ISBLANK([.$A67]);&quot;&quot;;([.$A67]-[.$A66])*24)" office:value-type="float" office:value="22.3371727230842" calcext:value-type="float">
            <text:p>22.3</text:p>
          </table:table-cell>
          <table:table-cell table:style-name="ce81" table:formula="of:=IF(ISBLANK([.$A67]);&quot;&quot;;([.$B67]-[.$B66])/([.$A67]-[.$A66]))" office:value-type="float" office:value="-29.0099381883871" calcext:value-type="float">
            <text:p>-29</text:p>
          </table:table-cell>
          <table:table-cell table:style-name="ce81" table:formula="of:=IF(ISBLANK([.A67]);&quot;&quot;;-([.$A67]-[.$A66])*24*60/([.$B67]-[.$B66]))" office:value-type="float" office:value="49.6381616068538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5T15:12:06.09" calcext:value-type="date">
            <text:p>20240815T1512</text:p>
          </table:table-cell>
          <table:table-cell table:style-name="ce78" office:value-type="float" office:value="1280" calcext:value-type="float">
            <text:p>1280</text:p>
          </table:table-cell>
          <table:table-cell table:style-name="ce79" table:formula="of:=IF(ISBLANK([.$A68]);&quot;&quot;;([.$A68]-[.$A67])*24)" office:value-type="float" office:value="4.67556136421626" calcext:value-type="float">
            <text:p>4.7</text:p>
          </table:table-cell>
          <table:table-cell table:style-name="ce81" table:formula="of:=IF(ISBLANK([.$A68]);&quot;&quot;;([.$B68]-[.$B67])/([.$A68]-[.$A67]))" office:value-type="float" office:value="-66.7299551210785" calcext:value-type="float">
            <text:p>-67</text:p>
          </table:table-cell>
          <table:table-cell table:style-name="ce81" table:formula="of:=IF(ISBLANK([.A68]);&quot;&quot;;-([.$A68]-[.$A67])*24*60/([.$B68]-[.$B67]))" office:value-type="float" office:value="21.5795139886904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6T12:38:46.19" calcext:value-type="date">
            <text:p>20240816T1238</text:p>
          </table:table-cell>
          <table:table-cell table:style-name="ce78" office:value-type="float" office:value="1240" calcext:value-type="float">
            <text:p>1240</text:p>
          </table:table-cell>
          <table:table-cell table:style-name="ce79" table:formula="of:=IF(ISBLANK([.$A69]);&quot;&quot;;([.$A69]-[.$A68])*24)" office:value-type="float" office:value="21.4444730351097" calcext:value-type="float">
            <text:p>21.4</text:p>
          </table:table-cell>
          <table:table-cell table:style-name="ce81" table:formula="of:=IF(ISBLANK([.$A69]);&quot;&quot;;([.$B69]-[.$B68])/([.$A69]-[.$A68]))" office:value-type="float" office:value="-44.7667796932222" calcext:value-type="float">
            <text:p>-45</text:p>
          </table:table-cell>
          <table:table-cell table:style-name="ce81" table:formula="of:=IF(ISBLANK([.A69]);&quot;&quot;;-([.$A69]-[.$A68])*24*60/([.$B69]-[.$B68]))" office:value-type="float" office:value="32.1667095526645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6T19:24:01.3" calcext:value-type="date">
            <text:p>20240816T1924</text:p>
          </table:table-cell>
          <table:table-cell table:style-name="ce78" office:value-type="float" office:value="1220" calcext:value-type="float">
            <text:p>1220</text:p>
          </table:table-cell>
          <table:table-cell table:style-name="ce79" table:formula="of:=IF(ISBLANK([.$A70]);&quot;&quot;;([.$A70]-[.$A69])*24)" office:value-type="float" office:value="6.75419803254772" calcext:value-type="float">
            <text:p>6.8</text:p>
          </table:table-cell>
          <table:table-cell table:style-name="ce81" table:formula="of:=IF(ISBLANK([.$A70]);&quot;&quot;;([.$B70]-[.$B69])/([.$A70]-[.$A69]))" office:value-type="float" office:value="-71.0669124131294" calcext:value-type="float">
            <text:p>-71</text:p>
          </table:table-cell>
          <table:table-cell table:style-name="ce81" table:formula="of:=IF(ISBLANK([.A70]);&quot;&quot;;-([.$A70]-[.$A69])*24*60/([.$B70]-[.$B69]))" office:value-type="float" office:value="20.2625940976432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4-08-17T13:46:02.51" calcext:value-type="date">
            <text:p>20240817T1346</text:p>
          </table:table-cell>
          <table:table-cell table:style-name="ce78" office:value-type="float" office:value="1204" calcext:value-type="float">
            <text:p>1204</text:p>
          </table:table-cell>
          <table:table-cell table:style-name="ce79" table:formula="of:=IF(ISBLANK([.$A71]);&quot;&quot;;([.$A71]-[.$A70])*24)" office:value-type="float" office:value="18.3670024678577" calcext:value-type="float">
            <text:p>18.4</text:p>
          </table:table-cell>
          <table:table-cell table:style-name="ce81" table:formula="of:=IF(ISBLANK([.$A71]);&quot;&quot;;([.$B71]-[.$B70])/([.$A71]-[.$A70]))" office:value-type="float" office:value="-20.9070587686805" calcext:value-type="float">
            <text:p>-21</text:p>
          </table:table-cell>
          <table:table-cell table:style-name="ce81" table:formula="of:=IF(ISBLANK([.A71]);&quot;&quot;;-([.$A71]-[.$A70])*24*60/([.$B71]-[.$B70]))" office:value-type="float" office:value="68.8762592544663" calcext:value-type="float">
            <text:p>69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2]);&quot;&quot;;([.$A72]-[.$A71])*24)">
            <text:p/>
          </table:table-cell>
          <table:table-cell table:style-name="ce81" table:formula="of:=IF(ISBLANK([.$A72]);&quot;&quot;;([.$B72]-[.$B71])/([.$A72]-[.$A71]))">
            <text:p/>
          </table:table-cell>
          <table:table-cell table:style-name="ce81" table:formula="of:=IF(ISBLANK([.A72]);&quot;&quot;;-([.$A72]-[.$A71])*24*60/([.$B72]-[.$B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3]);&quot;&quot;;([.$A73]-[.$A72])*24)">
            <text:p/>
          </table:table-cell>
          <table:table-cell table:style-name="ce81" table:formula="of:=IF(ISBLANK([.$A73]);&quot;&quot;;([.$B73]-[.$B72])/([.$A73]-[.$A72]))">
            <text:p/>
          </table:table-cell>
          <table:table-cell table:style-name="ce81" table:formula="of:=IF(ISBLANK([.A73]);&quot;&quot;;-([.$A73]-[.$A72])*24*60/([.$B73]-[.$B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4]);&quot;&quot;;([.$A74]-[.$A73])*24)">
            <text:p/>
          </table:table-cell>
          <table:table-cell table:style-name="ce81" table:formula="of:=IF(ISBLANK([.$A74]);&quot;&quot;;([.$B74]-[.$B73])/([.$A74]-[.$A73]))">
            <text:p/>
          </table:table-cell>
          <table:table-cell table:style-name="ce81" table:formula="of:=IF(ISBLANK([.A74]);&quot;&quot;;-([.$A74]-[.$A73])*24*60/([.$B74]-[.$B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5]);&quot;&quot;;([.$A75]-[.$A74])*24)">
            <text:p/>
          </table:table-cell>
          <table:table-cell table:style-name="ce81" table:formula="of:=IF(ISBLANK([.$A75]);&quot;&quot;;([.$B75]-[.$B74])/([.$A75]-[.$A74]))">
            <text:p/>
          </table:table-cell>
          <table:table-cell table:style-name="ce81" table:formula="of:=IF(ISBLANK([.A75]);&quot;&quot;;-([.$A75]-[.$A74])*24*60/([.$B75]-[.$B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6]);&quot;&quot;;([.$A76]-[.$A75])*24)">
            <text:p/>
          </table:table-cell>
          <table:table-cell table:style-name="ce81" table:formula="of:=IF(ISBLANK([.$A76]);&quot;&quot;;([.$B76]-[.$B75])/([.$A76]-[.$A75]))">
            <text:p/>
          </table:table-cell>
          <table:table-cell table:style-name="ce81" table:formula="of:=IF(ISBLANK([.A76]);&quot;&quot;;-([.$A76]-[.$A75])*24*60/([.$B76]-[.$B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7]);&quot;&quot;;([.$A77]-[.$A76])*24)">
            <text:p/>
          </table:table-cell>
          <table:table-cell table:style-name="ce81" table:formula="of:=IF(ISBLANK([.$A77]);&quot;&quot;;([.$B77]-[.$B76])/([.$A77]-[.$A76]))">
            <text:p/>
          </table:table-cell>
          <table:table-cell table:style-name="ce81" table:formula="of:=IF(ISBLANK([.A77]);&quot;&quot;;-([.$A77]-[.$A76])*24*60/([.$B77]-[.$B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8]);&quot;&quot;;([.$A78]-[.$A77])*24)">
            <text:p/>
          </table:table-cell>
          <table:table-cell table:style-name="ce81" table:formula="of:=IF(ISBLANK([.$A78]);&quot;&quot;;([.$B78]-[.$B77])/([.$A78]-[.$A77]))">
            <text:p/>
          </table:table-cell>
          <table:table-cell table:style-name="ce81" table:formula="of:=IF(ISBLANK([.A78]);&quot;&quot;;-([.$A78]-[.$A77])*24*60/([.$B78]-[.$B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79]);&quot;&quot;;([.$A79]-[.$A78])*24)">
            <text:p/>
          </table:table-cell>
          <table:table-cell table:style-name="ce81" table:formula="of:=IF(ISBLANK([.$A79]);&quot;&quot;;([.$B79]-[.$B78])/([.$A79]-[.$A78]))">
            <text:p/>
          </table:table-cell>
          <table:table-cell table:style-name="ce81" table:formula="of:=IF(ISBLANK([.A79]);&quot;&quot;;-([.$A79]-[.$A78])*24*60/([.$B79]-[.$B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0]);&quot;&quot;;([.$A80]-[.$A79])*24)">
            <text:p/>
          </table:table-cell>
          <table:table-cell table:style-name="ce81" table:formula="of:=IF(ISBLANK([.$A80]);&quot;&quot;;([.$B80]-[.$B79])/([.$A80]-[.$A79]))">
            <text:p/>
          </table:table-cell>
          <table:table-cell table:style-name="ce81" table:formula="of:=IF(ISBLANK([.A80]);&quot;&quot;;-([.$A80]-[.$A79])*24*60/([.$B80]-[.$B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1]);&quot;&quot;;([.$A81]-[.$A80])*24)">
            <text:p/>
          </table:table-cell>
          <table:table-cell table:style-name="ce81" table:formula="of:=IF(ISBLANK([.$A81]);&quot;&quot;;([.$B81]-[.$B80])/([.$A81]-[.$A80]))">
            <text:p/>
          </table:table-cell>
          <table:table-cell table:style-name="ce81" table:formula="of:=IF(ISBLANK([.A81]);&quot;&quot;;-([.$A81]-[.$A80])*24*60/([.$B81]-[.$B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2]);&quot;&quot;;([.$A82]-[.$A81])*24)">
            <text:p/>
          </table:table-cell>
          <table:table-cell table:style-name="ce81" table:formula="of:=IF(ISBLANK([.$A82]);&quot;&quot;;([.$B82]-[.$B81])/([.$A82]-[.$A81]))">
            <text:p/>
          </table:table-cell>
          <table:table-cell table:style-name="ce81" table:formula="of:=IF(ISBLANK([.A82]);&quot;&quot;;-([.$A82]-[.$A81])*24*60/([.$B82]-[.$B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3]);&quot;&quot;;([.$A83]-[.$A82])*24)">
            <text:p/>
          </table:table-cell>
          <table:table-cell table:style-name="ce81" table:formula="of:=IF(ISBLANK([.$A83]);&quot;&quot;;([.$B83]-[.$B82])/([.$A83]-[.$A82]))">
            <text:p/>
          </table:table-cell>
          <table:table-cell table:style-name="ce81" table:formula="of:=IF(ISBLANK([.A83]);&quot;&quot;;-([.$A83]-[.$A82])*24*60/([.$B83]-[.$B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4]);&quot;&quot;;([.$A84]-[.$A83])*24)">
            <text:p/>
          </table:table-cell>
          <table:table-cell table:style-name="ce81" table:formula="of:=IF(ISBLANK([.$A84]);&quot;&quot;;([.$B84]-[.$B83])/([.$A84]-[.$A83]))">
            <text:p/>
          </table:table-cell>
          <table:table-cell table:style-name="ce81" table:formula="of:=IF(ISBLANK([.A84]);&quot;&quot;;-([.$A84]-[.$A83])*24*60/([.$B84]-[.$B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5]);&quot;&quot;;([.$A85]-[.$A84])*24)">
            <text:p/>
          </table:table-cell>
          <table:table-cell table:style-name="ce81" table:formula="of:=IF(ISBLANK([.$A85]);&quot;&quot;;([.$B85]-[.$B84])/([.$A85]-[.$A84]))">
            <text:p/>
          </table:table-cell>
          <table:table-cell table:style-name="ce81" table:formula="of:=IF(ISBLANK([.A85]);&quot;&quot;;-([.$A85]-[.$A84])*24*60/([.$B85]-[.$B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6]);&quot;&quot;;([.$A86]-[.$A85])*24)">
            <text:p/>
          </table:table-cell>
          <table:table-cell table:style-name="ce81" table:formula="of:=IF(ISBLANK([.$A86]);&quot;&quot;;([.$B86]-[.$B85])/([.$A86]-[.$A85]))">
            <text:p/>
          </table:table-cell>
          <table:table-cell table:style-name="ce81" table:formula="of:=IF(ISBLANK([.A86]);&quot;&quot;;-([.$A86]-[.$A85])*24*60/([.$B86]-[.$B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7]);&quot;&quot;;([.$A87]-[.$A86])*24)">
            <text:p/>
          </table:table-cell>
          <table:table-cell table:style-name="ce81" table:formula="of:=IF(ISBLANK([.$A87]);&quot;&quot;;([.$B87]-[.$B86])/([.$A87]-[.$A86]))">
            <text:p/>
          </table:table-cell>
          <table:table-cell table:style-name="ce81" table:formula="of:=IF(ISBLANK([.A87]);&quot;&quot;;-([.$A87]-[.$A86])*24*60/([.$B87]-[.$B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8]);&quot;&quot;;([.$A88]-[.$A87])*24)">
            <text:p/>
          </table:table-cell>
          <table:table-cell table:style-name="ce81" table:formula="of:=IF(ISBLANK([.$A88]);&quot;&quot;;([.$B88]-[.$B87])/([.$A88]-[.$A87]))">
            <text:p/>
          </table:table-cell>
          <table:table-cell table:style-name="ce81" table:formula="of:=IF(ISBLANK([.A88]);&quot;&quot;;-([.$A88]-[.$A87])*24*60/([.$B88]-[.$B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89]);&quot;&quot;;([.$A89]-[.$A88])*24)">
            <text:p/>
          </table:table-cell>
          <table:table-cell table:style-name="ce81" table:formula="of:=IF(ISBLANK([.$A89]);&quot;&quot;;([.$B89]-[.$B88])/([.$A89]-[.$A88]))">
            <text:p/>
          </table:table-cell>
          <table:table-cell table:style-name="ce81" table:formula="of:=IF(ISBLANK([.A89]);&quot;&quot;;-([.$A89]-[.$A88])*24*60/([.$B89]-[.$B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0]);&quot;&quot;;([.$A90]-[.$A89])*24)">
            <text:p/>
          </table:table-cell>
          <table:table-cell table:style-name="ce81" table:formula="of:=IF(ISBLANK([.$A90]);&quot;&quot;;([.$B90]-[.$B89])/([.$A90]-[.$A89]))">
            <text:p/>
          </table:table-cell>
          <table:table-cell table:style-name="ce81" table:formula="of:=IF(ISBLANK([.A90]);&quot;&quot;;-([.$A90]-[.$A89])*24*60/([.$B90]-[.$B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1]);&quot;&quot;;([.$A91]-[.$A90])*24)">
            <text:p/>
          </table:table-cell>
          <table:table-cell table:style-name="ce81" table:formula="of:=IF(ISBLANK([.$A91]);&quot;&quot;;([.$B91]-[.$B90])/([.$A91]-[.$A90]))">
            <text:p/>
          </table:table-cell>
          <table:table-cell table:style-name="ce81" table:formula="of:=IF(ISBLANK([.A91]);&quot;&quot;;-([.$A91]-[.$A90])*24*60/([.$B91]-[.$B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2]);&quot;&quot;;([.$A92]-[.$A91])*24)">
            <text:p/>
          </table:table-cell>
          <table:table-cell table:style-name="ce81" table:formula="of:=IF(ISBLANK([.$A92]);&quot;&quot;;([.$B92]-[.$B91])/([.$A92]-[.$A91]))">
            <text:p/>
          </table:table-cell>
          <table:table-cell table:style-name="ce81" table:formula="of:=IF(ISBLANK([.A92]);&quot;&quot;;-([.$A92]-[.$A91])*24*60/([.$B92]-[.$B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3]);&quot;&quot;;([.$A93]-[.$A92])*24)">
            <text:p/>
          </table:table-cell>
          <table:table-cell table:style-name="ce81" table:formula="of:=IF(ISBLANK([.$A93]);&quot;&quot;;([.$B93]-[.$B92])/([.$A93]-[.$A92]))">
            <text:p/>
          </table:table-cell>
          <table:table-cell table:style-name="ce81" table:formula="of:=IF(ISBLANK([.A93]);&quot;&quot;;-([.$A93]-[.$A92])*24*60/([.$B93]-[.$B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4]);&quot;&quot;;([.$A94]-[.$A93])*24)">
            <text:p/>
          </table:table-cell>
          <table:table-cell table:style-name="ce81" table:formula="of:=IF(ISBLANK([.$A94]);&quot;&quot;;([.$B94]-[.$B93])/([.$A94]-[.$A93]))">
            <text:p/>
          </table:table-cell>
          <table:table-cell table:style-name="ce81" table:formula="of:=IF(ISBLANK([.A94]);&quot;&quot;;-([.$A94]-[.$A93])*24*60/([.$B94]-[.$B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5]);&quot;&quot;;([.$A95]-[.$A94])*24)">
            <text:p/>
          </table:table-cell>
          <table:table-cell table:style-name="ce81" table:formula="of:=IF(ISBLANK([.$A95]);&quot;&quot;;([.$B95]-[.$B94])/([.$A95]-[.$A94]))">
            <text:p/>
          </table:table-cell>
          <table:table-cell table:style-name="ce81" table:formula="of:=IF(ISBLANK([.A95]);&quot;&quot;;-([.$A95]-[.$A94])*24*60/([.$B95]-[.$B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6]);&quot;&quot;;([.$A96]-[.$A95])*24)">
            <text:p/>
          </table:table-cell>
          <table:table-cell table:style-name="ce81" table:formula="of:=IF(ISBLANK([.$A96]);&quot;&quot;;([.$B96]-[.$B95])/([.$A96]-[.$A95]))">
            <text:p/>
          </table:table-cell>
          <table:table-cell table:style-name="ce81" table:formula="of:=IF(ISBLANK([.A96]);&quot;&quot;;-([.$A96]-[.$A95])*24*60/([.$B96]-[.$B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7]);&quot;&quot;;([.$A97]-[.$A96])*24)">
            <text:p/>
          </table:table-cell>
          <table:table-cell table:style-name="ce81" table:formula="of:=IF(ISBLANK([.$A97]);&quot;&quot;;([.$B97]-[.$B96])/([.$A97]-[.$A96]))">
            <text:p/>
          </table:table-cell>
          <table:table-cell table:style-name="ce81" table:formula="of:=IF(ISBLANK([.A97]);&quot;&quot;;-([.$A97]-[.$A96])*24*60/([.$B97]-[.$B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8]);&quot;&quot;;([.$A98]-[.$A97])*24)">
            <text:p/>
          </table:table-cell>
          <table:table-cell table:style-name="ce81" table:formula="of:=IF(ISBLANK([.$A98]);&quot;&quot;;([.$B98]-[.$B97])/([.$A98]-[.$A97]))">
            <text:p/>
          </table:table-cell>
          <table:table-cell table:style-name="ce81" table:formula="of:=IF(ISBLANK([.A98]);&quot;&quot;;-([.$A98]-[.$A97])*24*60/([.$B98]-[.$B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99]);&quot;&quot;;([.$A99]-[.$A98])*24)">
            <text:p/>
          </table:table-cell>
          <table:table-cell table:style-name="ce81" table:formula="of:=IF(ISBLANK([.$A99]);&quot;&quot;;([.$B99]-[.$B98])/([.$A99]-[.$A98]))">
            <text:p/>
          </table:table-cell>
          <table:table-cell table:style-name="ce81" table:formula="of:=IF(ISBLANK([.A99]);&quot;&quot;;-([.$A99]-[.$A98])*24*60/([.$B99]-[.$B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0]);&quot;&quot;;([.$A100]-[.$A99])*24)">
            <text:p/>
          </table:table-cell>
          <table:table-cell table:style-name="ce81" table:formula="of:=IF(ISBLANK([.$A100]);&quot;&quot;;([.$B100]-[.$B99])/([.$A100]-[.$A99]))">
            <text:p/>
          </table:table-cell>
          <table:table-cell table:style-name="ce81" table:formula="of:=IF(ISBLANK([.A100]);&quot;&quot;;-([.$A100]-[.$A99])*24*60/([.$B100]-[.$B9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1]);&quot;&quot;;([.$A101]-[.$A100])*24)">
            <text:p/>
          </table:table-cell>
          <table:table-cell table:style-name="ce81" table:formula="of:=IF(ISBLANK([.$A101]);&quot;&quot;;([.$B101]-[.$B100])/([.$A101]-[.$A100]))">
            <text:p/>
          </table:table-cell>
          <table:table-cell table:style-name="ce81" table:formula="of:=IF(ISBLANK([.A101]);&quot;&quot;;-([.$A101]-[.$A100])*24*60/([.$B101]-[.$B10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2]);&quot;&quot;;([.$A102]-[.$A101])*24)">
            <text:p/>
          </table:table-cell>
          <table:table-cell table:style-name="ce81" table:formula="of:=IF(ISBLANK([.$A102]);&quot;&quot;;([.$B102]-[.$B101])/([.$A102]-[.$A101]))">
            <text:p/>
          </table:table-cell>
          <table:table-cell table:style-name="ce81" table:formula="of:=IF(ISBLANK([.A102]);&quot;&quot;;-([.$A102]-[.$A101])*24*60/([.$B102]-[.$B10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3]);&quot;&quot;;([.$A103]-[.$A102])*24)">
            <text:p/>
          </table:table-cell>
          <table:table-cell table:style-name="ce81" table:formula="of:=IF(ISBLANK([.$A103]);&quot;&quot;;([.$B103]-[.$B102])/([.$A103]-[.$A102]))">
            <text:p/>
          </table:table-cell>
          <table:table-cell table:style-name="ce81" table:formula="of:=IF(ISBLANK([.A103]);&quot;&quot;;-([.$A103]-[.$A102])*24*60/([.$B103]-[.$B10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4]);&quot;&quot;;([.$A104]-[.$A103])*24)">
            <text:p/>
          </table:table-cell>
          <table:table-cell table:style-name="ce81" table:formula="of:=IF(ISBLANK([.$A104]);&quot;&quot;;([.$B104]-[.$B103])/([.$A104]-[.$A103]))">
            <text:p/>
          </table:table-cell>
          <table:table-cell table:style-name="ce81" table:formula="of:=IF(ISBLANK([.A104]);&quot;&quot;;-([.$A104]-[.$A103])*24*60/([.$B104]-[.$B10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5]);&quot;&quot;;([.$A105]-[.$A104])*24)">
            <text:p/>
          </table:table-cell>
          <table:table-cell table:style-name="ce81" table:formula="of:=IF(ISBLANK([.$A105]);&quot;&quot;;([.$B105]-[.$B104])/([.$A105]-[.$A104]))">
            <text:p/>
          </table:table-cell>
          <table:table-cell table:style-name="ce81" table:formula="of:=IF(ISBLANK([.A105]);&quot;&quot;;-([.$A105]-[.$A104])*24*60/([.$B105]-[.$B10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6]);&quot;&quot;;([.$A106]-[.$A105])*24)">
            <text:p/>
          </table:table-cell>
          <table:table-cell table:style-name="ce81" table:formula="of:=IF(ISBLANK([.$A106]);&quot;&quot;;([.$B106]-[.$B105])/([.$A106]-[.$A105]))">
            <text:p/>
          </table:table-cell>
          <table:table-cell table:style-name="ce81" table:formula="of:=IF(ISBLANK([.A106]);&quot;&quot;;-([.$A106]-[.$A105])*24*60/([.$B106]-[.$B10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7]);&quot;&quot;;([.$A107]-[.$A106])*24)">
            <text:p/>
          </table:table-cell>
          <table:table-cell table:style-name="ce81" table:formula="of:=IF(ISBLANK([.$A107]);&quot;&quot;;([.$B107]-[.$B106])/([.$A107]-[.$A106]))">
            <text:p/>
          </table:table-cell>
          <table:table-cell table:style-name="ce81" table:formula="of:=IF(ISBLANK([.A107]);&quot;&quot;;-([.$A107]-[.$A106])*24*60/([.$B107]-[.$B10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8]);&quot;&quot;;([.$A108]-[.$A107])*24)">
            <text:p/>
          </table:table-cell>
          <table:table-cell table:style-name="ce81" table:formula="of:=IF(ISBLANK([.$A108]);&quot;&quot;;([.$B108]-[.$B107])/([.$A108]-[.$A107]))">
            <text:p/>
          </table:table-cell>
          <table:table-cell table:style-name="ce81" table:formula="of:=IF(ISBLANK([.A108]);&quot;&quot;;-([.$A108]-[.$A107])*24*60/([.$B108]-[.$B10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09]);&quot;&quot;;([.$A109]-[.$A108])*24)">
            <text:p/>
          </table:table-cell>
          <table:table-cell table:style-name="ce81" table:formula="of:=IF(ISBLANK([.$A109]);&quot;&quot;;([.$B109]-[.$B108])/([.$A109]-[.$A108]))">
            <text:p/>
          </table:table-cell>
          <table:table-cell table:style-name="ce81" table:formula="of:=IF(ISBLANK([.A109]);&quot;&quot;;-([.$A109]-[.$A108])*24*60/([.$B109]-[.$B10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0]);&quot;&quot;;([.$A110]-[.$A109])*24)">
            <text:p/>
          </table:table-cell>
          <table:table-cell table:style-name="ce81" table:formula="of:=IF(ISBLANK([.$A110]);&quot;&quot;;([.$B110]-[.$B109])/([.$A110]-[.$A109]))">
            <text:p/>
          </table:table-cell>
          <table:table-cell table:style-name="ce81" table:formula="of:=IF(ISBLANK([.A110]);&quot;&quot;;-([.$A110]-[.$A109])*24*60/([.$B110]-[.$B10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1]);&quot;&quot;;([.$A111]-[.$A110])*24)">
            <text:p/>
          </table:table-cell>
          <table:table-cell table:style-name="ce81" table:formula="of:=IF(ISBLANK([.$A111]);&quot;&quot;;([.$B111]-[.$B110])/([.$A111]-[.$A110]))">
            <text:p/>
          </table:table-cell>
          <table:table-cell table:style-name="ce81" table:formula="of:=IF(ISBLANK([.A111]);&quot;&quot;;-([.$A111]-[.$A110])*24*60/([.$B111]-[.$B11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2]);&quot;&quot;;([.$A112]-[.$A111])*24)">
            <text:p/>
          </table:table-cell>
          <table:table-cell table:style-name="ce81" table:formula="of:=IF(ISBLANK([.$A112]);&quot;&quot;;([.$B112]-[.$B111])/([.$A112]-[.$A111]))">
            <text:p/>
          </table:table-cell>
          <table:table-cell table:style-name="ce81" table:formula="of:=IF(ISBLANK([.A112]);&quot;&quot;;-([.$A112]-[.$A111])*24*60/([.$B112]-[.$B11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3]);&quot;&quot;;([.$A113]-[.$A112])*24)">
            <text:p/>
          </table:table-cell>
          <table:table-cell table:style-name="ce81" table:formula="of:=IF(ISBLANK([.$A113]);&quot;&quot;;([.$B113]-[.$B112])/([.$A113]-[.$A112]))">
            <text:p/>
          </table:table-cell>
          <table:table-cell table:style-name="ce81" table:formula="of:=IF(ISBLANK([.A113]);&quot;&quot;;-([.$A113]-[.$A112])*24*60/([.$B113]-[.$B11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4]);&quot;&quot;;([.$A114]-[.$A113])*24)">
            <text:p/>
          </table:table-cell>
          <table:table-cell table:style-name="ce81" table:formula="of:=IF(ISBLANK([.$A114]);&quot;&quot;;([.$B114]-[.$B113])/([.$A114]-[.$A113]))">
            <text:p/>
          </table:table-cell>
          <table:table-cell table:style-name="ce81" table:formula="of:=IF(ISBLANK([.A114]);&quot;&quot;;-([.$A114]-[.$A113])*24*60/([.$B114]-[.$B11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5]);&quot;&quot;;([.$A115]-[.$A114])*24)">
            <text:p/>
          </table:table-cell>
          <table:table-cell table:style-name="ce81" table:formula="of:=IF(ISBLANK([.$A115]);&quot;&quot;;([.$B115]-[.$B114])/([.$A115]-[.$A114]))">
            <text:p/>
          </table:table-cell>
          <table:table-cell table:style-name="ce81" table:formula="of:=IF(ISBLANK([.A115]);&quot;&quot;;-([.$A115]-[.$A114])*24*60/([.$B115]-[.$B11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6]);&quot;&quot;;([.$A116]-[.$A115])*24)">
            <text:p/>
          </table:table-cell>
          <table:table-cell table:style-name="ce81" table:formula="of:=IF(ISBLANK([.$A116]);&quot;&quot;;([.$B116]-[.$B115])/([.$A116]-[.$A115]))">
            <text:p/>
          </table:table-cell>
          <table:table-cell table:style-name="ce81" table:formula="of:=IF(ISBLANK([.A116]);&quot;&quot;;-([.$A116]-[.$A115])*24*60/([.$B116]-[.$B11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7]);&quot;&quot;;([.$A117]-[.$A116])*24)">
            <text:p/>
          </table:table-cell>
          <table:table-cell table:style-name="ce81" table:formula="of:=IF(ISBLANK([.$A117]);&quot;&quot;;([.$B117]-[.$B116])/([.$A117]-[.$A116]))">
            <text:p/>
          </table:table-cell>
          <table:table-cell table:style-name="ce81" table:formula="of:=IF(ISBLANK([.A117]);&quot;&quot;;-([.$A117]-[.$A116])*24*60/([.$B117]-[.$B11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8]);&quot;&quot;;([.$A118]-[.$A117])*24)">
            <text:p/>
          </table:table-cell>
          <table:table-cell table:style-name="ce81" table:formula="of:=IF(ISBLANK([.$A118]);&quot;&quot;;([.$B118]-[.$B117])/([.$A118]-[.$A117]))">
            <text:p/>
          </table:table-cell>
          <table:table-cell table:style-name="ce81" table:formula="of:=IF(ISBLANK([.A118]);&quot;&quot;;-([.$A118]-[.$A117])*24*60/([.$B118]-[.$B11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19]);&quot;&quot;;([.$A119]-[.$A118])*24)">
            <text:p/>
          </table:table-cell>
          <table:table-cell table:style-name="ce81" table:formula="of:=IF(ISBLANK([.$A119]);&quot;&quot;;([.$B119]-[.$B118])/([.$A119]-[.$A118]))">
            <text:p/>
          </table:table-cell>
          <table:table-cell table:style-name="ce81" table:formula="of:=IF(ISBLANK([.A119]);&quot;&quot;;-([.$A119]-[.$A118])*24*60/([.$B119]-[.$B11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0]);&quot;&quot;;([.$A120]-[.$A119])*24)">
            <text:p/>
          </table:table-cell>
          <table:table-cell table:style-name="ce81" table:formula="of:=IF(ISBLANK([.$A120]);&quot;&quot;;([.$B120]-[.$B119])/([.$A120]-[.$A119]))">
            <text:p/>
          </table:table-cell>
          <table:table-cell table:style-name="ce81" table:formula="of:=IF(ISBLANK([.A120]);&quot;&quot;;-([.$A120]-[.$A119])*24*60/([.$B120]-[.$B11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1]);&quot;&quot;;([.$A121]-[.$A120])*24)">
            <text:p/>
          </table:table-cell>
          <table:table-cell table:style-name="ce81" table:formula="of:=IF(ISBLANK([.$A121]);&quot;&quot;;([.$B121]-[.$B120])/([.$A121]-[.$A120]))">
            <text:p/>
          </table:table-cell>
          <table:table-cell table:style-name="ce81" table:formula="of:=IF(ISBLANK([.A121]);&quot;&quot;;-([.$A121]-[.$A120])*24*60/([.$B121]-[.$B12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2]);&quot;&quot;;([.$A122]-[.$A121])*24)">
            <text:p/>
          </table:table-cell>
          <table:table-cell table:style-name="ce81" table:formula="of:=IF(ISBLANK([.$A122]);&quot;&quot;;([.$B122]-[.$B121])/([.$A122]-[.$A121]))">
            <text:p/>
          </table:table-cell>
          <table:table-cell table:style-name="ce81" table:formula="of:=IF(ISBLANK([.A122]);&quot;&quot;;-([.$A122]-[.$A121])*24*60/([.$B122]-[.$B12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3]);&quot;&quot;;([.$A123]-[.$A122])*24)">
            <text:p/>
          </table:table-cell>
          <table:table-cell table:style-name="ce81" table:formula="of:=IF(ISBLANK([.$A123]);&quot;&quot;;([.$B123]-[.$B122])/([.$A123]-[.$A122]))">
            <text:p/>
          </table:table-cell>
          <table:table-cell table:style-name="ce81" table:formula="of:=IF(ISBLANK([.A123]);&quot;&quot;;-([.$A123]-[.$A122])*24*60/([.$B123]-[.$B12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4]);&quot;&quot;;([.$A124]-[.$A123])*24)">
            <text:p/>
          </table:table-cell>
          <table:table-cell table:style-name="ce81" table:formula="of:=IF(ISBLANK([.$A124]);&quot;&quot;;([.$B124]-[.$B123])/([.$A124]-[.$A123]))">
            <text:p/>
          </table:table-cell>
          <table:table-cell table:style-name="ce81" table:formula="of:=IF(ISBLANK([.A124]);&quot;&quot;;-([.$A124]-[.$A123])*24*60/([.$B124]-[.$B12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5]);&quot;&quot;;([.$A125]-[.$A124])*24)">
            <text:p/>
          </table:table-cell>
          <table:table-cell table:style-name="ce81" table:formula="of:=IF(ISBLANK([.$A125]);&quot;&quot;;([.$B125]-[.$B124])/([.$A125]-[.$A124]))">
            <text:p/>
          </table:table-cell>
          <table:table-cell table:style-name="ce81" table:formula="of:=IF(ISBLANK([.A125]);&quot;&quot;;-([.$A125]-[.$A124])*24*60/([.$B125]-[.$B12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6]);&quot;&quot;;([.$A126]-[.$A125])*24)">
            <text:p/>
          </table:table-cell>
          <table:table-cell table:style-name="ce81" table:formula="of:=IF(ISBLANK([.$A126]);&quot;&quot;;([.$B126]-[.$B125])/([.$A126]-[.$A125]))">
            <text:p/>
          </table:table-cell>
          <table:table-cell table:style-name="ce81" table:formula="of:=IF(ISBLANK([.A126]);&quot;&quot;;-([.$A126]-[.$A125])*24*60/([.$B126]-[.$B12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7]);&quot;&quot;;([.$A127]-[.$A126])*24)">
            <text:p/>
          </table:table-cell>
          <table:table-cell table:style-name="ce81" table:formula="of:=IF(ISBLANK([.$A127]);&quot;&quot;;([.$B127]-[.$B126])/([.$A127]-[.$A126]))">
            <text:p/>
          </table:table-cell>
          <table:table-cell table:style-name="ce81" table:formula="of:=IF(ISBLANK([.A127]);&quot;&quot;;-([.$A127]-[.$A126])*24*60/([.$B127]-[.$B12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8]);&quot;&quot;;([.$A128]-[.$A127])*24)">
            <text:p/>
          </table:table-cell>
          <table:table-cell table:style-name="ce81" table:formula="of:=IF(ISBLANK([.$A128]);&quot;&quot;;([.$B128]-[.$B127])/([.$A128]-[.$A127]))">
            <text:p/>
          </table:table-cell>
          <table:table-cell table:style-name="ce81" table:formula="of:=IF(ISBLANK([.A128]);&quot;&quot;;-([.$A128]-[.$A127])*24*60/([.$B128]-[.$B12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29]);&quot;&quot;;([.$A129]-[.$A128])*24)">
            <text:p/>
          </table:table-cell>
          <table:table-cell table:style-name="ce81" table:formula="of:=IF(ISBLANK([.$A129]);&quot;&quot;;([.$B129]-[.$B128])/([.$A129]-[.$A128]))">
            <text:p/>
          </table:table-cell>
          <table:table-cell table:style-name="ce81" table:formula="of:=IF(ISBLANK([.A129]);&quot;&quot;;-([.$A129]-[.$A128])*24*60/([.$B129]-[.$B12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0]);&quot;&quot;;([.$A130]-[.$A129])*24)">
            <text:p/>
          </table:table-cell>
          <table:table-cell table:style-name="ce81" table:formula="of:=IF(ISBLANK([.$A130]);&quot;&quot;;([.$B130]-[.$B129])/([.$A130]-[.$A129]))">
            <text:p/>
          </table:table-cell>
          <table:table-cell table:style-name="ce81" table:formula="of:=IF(ISBLANK([.A130]);&quot;&quot;;-([.$A130]-[.$A129])*24*60/([.$B130]-[.$B12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1]);&quot;&quot;;([.$A131]-[.$A130])*24)">
            <text:p/>
          </table:table-cell>
          <table:table-cell table:style-name="ce81" table:formula="of:=IF(ISBLANK([.$A131]);&quot;&quot;;([.$B131]-[.$B130])/([.$A131]-[.$A130]))">
            <text:p/>
          </table:table-cell>
          <table:table-cell table:style-name="ce81" table:formula="of:=IF(ISBLANK([.A131]);&quot;&quot;;-([.$A131]-[.$A130])*24*60/([.$B131]-[.$B13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2]);&quot;&quot;;([.$A132]-[.$A131])*24)">
            <text:p/>
          </table:table-cell>
          <table:table-cell table:style-name="ce81" table:formula="of:=IF(ISBLANK([.$A132]);&quot;&quot;;([.$B132]-[.$B131])/([.$A132]-[.$A131]))">
            <text:p/>
          </table:table-cell>
          <table:table-cell table:style-name="ce81" table:formula="of:=IF(ISBLANK([.A132]);&quot;&quot;;-([.$A132]-[.$A131])*24*60/([.$B132]-[.$B13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3]);&quot;&quot;;([.$A133]-[.$A132])*24)">
            <text:p/>
          </table:table-cell>
          <table:table-cell table:style-name="ce81" table:formula="of:=IF(ISBLANK([.$A133]);&quot;&quot;;([.$B133]-[.$B132])/([.$A133]-[.$A132]))">
            <text:p/>
          </table:table-cell>
          <table:table-cell table:style-name="ce81" table:formula="of:=IF(ISBLANK([.A133]);&quot;&quot;;-([.$A133]-[.$A132])*24*60/([.$B133]-[.$B13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4]);&quot;&quot;;([.$A134]-[.$A133])*24)">
            <text:p/>
          </table:table-cell>
          <table:table-cell table:style-name="ce81" table:formula="of:=IF(ISBLANK([.$A134]);&quot;&quot;;([.$B134]-[.$B133])/([.$A134]-[.$A133]))">
            <text:p/>
          </table:table-cell>
          <table:table-cell table:style-name="ce81" table:formula="of:=IF(ISBLANK([.A134]);&quot;&quot;;-([.$A134]-[.$A133])*24*60/([.$B134]-[.$B13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5]);&quot;&quot;;([.$A135]-[.$A134])*24)">
            <text:p/>
          </table:table-cell>
          <table:table-cell table:style-name="ce81" table:formula="of:=IF(ISBLANK([.$A135]);&quot;&quot;;([.$B135]-[.$B134])/([.$A135]-[.$A134]))">
            <text:p/>
          </table:table-cell>
          <table:table-cell table:style-name="ce81" table:formula="of:=IF(ISBLANK([.A135]);&quot;&quot;;-([.$A135]-[.$A134])*24*60/([.$B135]-[.$B13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6]);&quot;&quot;;([.$A136]-[.$A135])*24)">
            <text:p/>
          </table:table-cell>
          <table:table-cell table:style-name="ce81" table:formula="of:=IF(ISBLANK([.$A136]);&quot;&quot;;([.$B136]-[.$B135])/([.$A136]-[.$A135]))">
            <text:p/>
          </table:table-cell>
          <table:table-cell table:style-name="ce81" table:formula="of:=IF(ISBLANK([.A136]);&quot;&quot;;-([.$A136]-[.$A135])*24*60/([.$B136]-[.$B13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7]);&quot;&quot;;([.$A137]-[.$A136])*24)">
            <text:p/>
          </table:table-cell>
          <table:table-cell table:style-name="ce81" table:formula="of:=IF(ISBLANK([.$A137]);&quot;&quot;;([.$B137]-[.$B136])/([.$A137]-[.$A136]))">
            <text:p/>
          </table:table-cell>
          <table:table-cell table:style-name="ce81" table:formula="of:=IF(ISBLANK([.A137]);&quot;&quot;;-([.$A137]-[.$A136])*24*60/([.$B137]-[.$B13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8]);&quot;&quot;;([.$A138]-[.$A137])*24)">
            <text:p/>
          </table:table-cell>
          <table:table-cell table:style-name="ce81" table:formula="of:=IF(ISBLANK([.$A138]);&quot;&quot;;([.$B138]-[.$B137])/([.$A138]-[.$A137]))">
            <text:p/>
          </table:table-cell>
          <table:table-cell table:style-name="ce81" table:formula="of:=IF(ISBLANK([.A138]);&quot;&quot;;-([.$A138]-[.$A137])*24*60/([.$B138]-[.$B13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39]);&quot;&quot;;([.$A139]-[.$A138])*24)">
            <text:p/>
          </table:table-cell>
          <table:table-cell table:style-name="ce81" table:formula="of:=IF(ISBLANK([.$A139]);&quot;&quot;;([.$B139]-[.$B138])/([.$A139]-[.$A138]))">
            <text:p/>
          </table:table-cell>
          <table:table-cell table:style-name="ce81" table:formula="of:=IF(ISBLANK([.A139]);&quot;&quot;;-([.$A139]-[.$A138])*24*60/([.$B139]-[.$B13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75" office:value-type="string" calcext:value-type="string">
            <text:p>AVERAGE:</text:p>
          </table:table-cell>
          <table:table-cell table:style-name="ce66" table:formula="of:=AVERAGE([.$D$3:.$D$200])" office:value-type="float" office:value="-40.1604589046008" calcext:value-type="float">
            <text:p>-40</text:p>
          </table:table-cell>
          <table:table-cell table:style-name="ce68" table:formula="of:=AVERAGE([.E$3:.E$200])" office:value-type="float" office:value="36.7486929899029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5" table:formula="of:=SLOPE([.B$2:.B$200];[.A$2:.A$200])" office:value-type="float" office:value="-36.5252349536779" calcext:value-type="float">
            <text:p>-36.52523495367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8.1732in" svg:height="3.2295in" svg:x="0.0224in" svg:y="0.1626in">
            <draw:object draw:notify-on-update-of-ranges="Inventory.A2:Inventory.A200 Inventory.B1:Inventory.B1 Inventory.B2:Inventory.B200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 table:number-rows-repeated="5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56">
      <number:number number:decimal-places="15" number:min-decimal-places="15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4">
      <number:number number:decimal-places="8" number:min-decimal-places="8" number:min-integer-digits="1"/>
    </number:number-style>
    <number:date-style style:name="N15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4">
      <number:number number:decimal-places="13" number:min-decimal-places="13" number:min-integer-digits="1"/>
    </number:number-style>
    <number:number-style style:name="N133">
      <number:number number:decimal-places="1" number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number-style style:name="N131">
      <number:number number:decimal-places="16" number:min-decimal-places="16" number:min-integer-digits="1"/>
    </number:number-style>
    <number:number-style style:name="N130">
      <number:number number:decimal-places="9" number:min-decimal-places="9" number:min-integer-digits="1"/>
    </number:number-style>
    <number:time-style style:name="N129P0" style:volatile="true">
      <number:hours/>
      <number:text>:</number:text>
      <number:minutes number:style="long"/>
    </number:time-style>
    <number:text-style style:name="N129">
      <number:text-content/>
      <style:map style:condition="value()&lt;=1.7976931348623157E+308" style:apply-style-name="N129P0"/>
    </number:text-style>
    <number:number-style style:name="N127">
      <number:number number:decimal-places="20" number:min-decimal-places="20" number:min-integer-digits="1"/>
    </number:number-style>
    <number:number-style style:name="N126">
      <number:number number:decimal-places="4" number:min-decimal-places="4" number:min-integer-digits="1"/>
    </number:number-style>
    <number:time-style style:name="N125">
      <number:minutes number:style="long"/>
      <number:text>:</number:text>
      <number:seconds number:style="long" number:decimal-places="1"/>
    </number:time-style>
    <number:date-style style:name="N124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23">
      <number:number number:decimal-places="1" number:min-decimal-places="1" number:min-integer-digits="1" number:grouping="true"/>
    </number:number-style>
    <number:number-style style:name="N152">
      <number:number number:decimal-places="14" number:min-decimal-places="14" number:min-integer-digits="1"/>
    </number:number-style>
    <number:number-style style:name="N135">
      <number:number number:decimal-places="7" number:min-decimal-places="7" number:min-integer-digits="1"/>
    </number:number-style>
    <number:date-style style:name="N122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1">
      <number:number number:decimal-places="5" number:min-decimal-places="5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">
      <number:number number:decimal-places="17" number:min-decimal-places="17" number:min-integer-digits="1"/>
    </number:number-style>
    <number:number-style style:name="N140">
      <number:number number:decimal-places="12" number:min-decimal-places="12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42">
      <number:number number:decimal-places="0" number:min-decimal-places="0" number:min-integer-digits="0" number:grouping="true"/>
    </number:number-style>
    <number:date-style style:name="N14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6" number:min-decimal-places="6" number:min-integer-digits="1"/>
    </number:number-style>
    <number:number-style style:name="N146">
      <number:number number:decimal-places="19" number:min-decimal-places="19" number:min-integer-digits="1"/>
    </number:number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number number:decimal-places="18" number:min-decimal-places="18" number:min-integer-digits="1"/>
    </number:number-style>
    <number:date-style style:name="N149P0" style:volatile="true">
      <number:month/>
      <number:text>/</number:text>
      <number:day/>
      <number:text>/</number:text>
      <number:year/>
    </number:date-style>
    <number:text-style style:name="N149">
      <number:text-content/>
      <style:map style:condition="value()&lt;=1.7976931348623157E+308" style:apply-style-name="N149P0"/>
    </number:text-style>
    <number:number-style style:name="N150">
      <number:number number:decimal-places="3" number:min-decimal-places="3" number:min-integer-digits="1" number:grouping="true"/>
    </number:number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4-08-17T13:46:26.622219610</dc:date>
    <meta:editing-cycles>1793</meta:editing-cycles>
    <meta:editing-duration>P6DT11H5M13S</meta:editing-duration>
    <meta:generator>LibreOffice/7.3.7.2$Linux_X86_64 LibreOffice_project/30$Build-2</meta:generator>
    <meta:document-statistic meta:table-count="3" meta:cell-count="805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ThisWorkbook"/>
  <library:element library:name="Sheet2"/>
  <library:element library:name="Sheet3"/>
  <library:element library:name="Sheet1 (Predict)"/>
  <library:element library:name="Sheet2 (Inventory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4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42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24">
      <style:chart-properties chart:display-label="true" chart:logarithmic="false" chart:minimum="45480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55308d"/>
    </style:style>
    <style:style style:name="ch11" style:family="chart" style:data-style-name="N142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61cm" svg:height="8.204cm" xlink:href=".." xlink:type="simple" chart:class="chart:scatter" chart:style-name="ch1">
        <chart:plot-area chart:style-name="ch2" table:cell-range-address="Inventory.A2:Inventory.B200 Inventory.B1:Inventory.B1 Inventory.F5:Inventory.F5" chart:data-source-has-labels="row" svg:x="0.418cm" svg:y="0.163cm" svg:width="19.924cm" svg:height="7.873cm">
          <chart:coordinate-region svg:x="1.41cm" svg:y="0.362cm" svg:width="18.733cm" svg:height="4.988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0.934cm" svg:y="0.3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480.705858912">
                <text:p>45480.705858912</text:p>
                <draw:g>
                  <svg:desc>Inventory.A2:Inventory.A200</svg:desc>
                </draw:g>
              </table:table-cell>
              <table:table-cell office:value-type="float" office:value="2700">
                <text:p>2700</text:p>
                <draw:g>
                  <svg:desc>Inventory.B2:Inventory.B200</svg:desc>
                </draw:g>
              </table:table-cell>
              <table:table-cell office:value-type="float" office:value="45554.75">
                <text:p>45554.75</text:p>
                <draw:g>
                  <svg:desc>Inventory.G5:Inventory.G5</svg:desc>
                </draw:g>
              </table:table-cell>
              <table:table-cell office:value-type="float" office:value="0">
                <text:p>0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481.0977207176">
                <text:p>45481.0977207176</text:p>
              </table:table-cell>
              <table:table-cell office:value-type="float" office:value="2680">
                <text:p>2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481.8773303241">
                <text:p>45481.8773303241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482.2587028935">
                <text:p>45482.2587028935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82.8414924769">
                <text:p>45482.8414924769</text:p>
              </table:table-cell>
              <table:table-cell office:value-type="float" office:value="2620">
                <text:p>2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483.6181263889">
                <text:p>45483.6181263889</text:p>
              </table:table-cell>
              <table:table-cell office:value-type="float" office:value="2600">
                <text:p>2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83.9585263889">
                <text:p>45483.9585263889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484.7792010417">
                <text:p>45484.7792010417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85.2152159722">
                <text:p>45485.2152159722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485.8415314815">
                <text:p>45485.8415314815</text:p>
              </table:table-cell>
              <table:table-cell office:value-type="float" office:value="2520">
                <text:p>2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486.232858912">
                <text:p>45486.232858912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86.8232278935">
                <text:p>45486.8232278935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487.4160981481">
                <text:p>45487.4160981481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487.9440378472">
                <text:p>45487.9440378472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488.6159569444">
                <text:p>45488.6159569444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489.0954125">
                <text:p>45489.0954125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89.4924302083">
                <text:p>45489.492430208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489.9012306713">
                <text:p>45489.9012306713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90.5906076389">
                <text:p>45490.5906076389</text:p>
              </table:table-cell>
              <table:table-cell office:value-type="float" office:value="2340">
                <text:p>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491.1726965278">
                <text:p>45491.1726965278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491.6262663195">
                <text:p>45491.6262663195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492.4016381944">
                <text:p>45492.4016381944</text:p>
              </table:table-cell>
              <table:table-cell office:value-type="float" office:value="2280">
                <text:p>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492.7557386574">
                <text:p>45492.7557386574</text:p>
              </table:table-cell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493.1936998843">
                <text:p>45493.1936998843</text:p>
              </table:table-cell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494.3400825232">
                <text:p>45494.3400825232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495.0365731481">
                <text:p>45495.0365731481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495.4912391204">
                <text:p>45495.4912391204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496.0417959491">
                <text:p>45496.0417959491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96.4552238426">
                <text:p>45496.4552238426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97.1145358796">
                <text:p>45497.1145358796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97.7936957176">
                <text:p>45497.7936957176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498.5301612269">
                <text:p>45498.5301612269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00.4106431713">
                <text:p>45500.4106431713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500.8859130787">
                <text:p>45500.8859130787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501.3593710648">
                <text:p>45501.3593710648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502.1701283565">
                <text:p>45502.1701283565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502.4975923611">
                <text:p>45502.4975923611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502.7908162037">
                <text:p>45502.7908162037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503.2459549769">
                <text:p>45503.2459549769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503.7408456019">
                <text:p>45503.7408456019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504.5280858796">
                <text:p>45504.5280858796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504.9419049769">
                <text:p>45504.9419049769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505.5849193287">
                <text:p>45505.5849193287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505.8622121528">
                <text:p>45505.8622121528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506.5473446759">
                <text:p>45506.5473446759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507.0880145833">
                <text:p>45507.0880145833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507.4091728009">
                <text:p>45507.4091728009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508.2460033565">
                <text:p>45508.2460033565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508.8560050926">
                <text:p>45508.856005092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509.3581140046">
                <text:p>45509.3581140046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09.8606896991">
                <text:p>45509.8606896991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511.3281585648">
                <text:p>45511.3281585648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11.6876322917">
                <text:p>45511.6876322917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12.023175">
                <text:p>45512.02317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12.6056984954">
                <text:p>45512.6056984954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513.2507325232">
                <text:p>45513.2507325232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513.6850318287">
                <text:p>45513.6850318287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514.3492375">
                <text:p>45514.3492375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514.6450474537">
                <text:p>45514.6450474537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515.7044322917">
                <text:p>45515.7044322917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15.9198908565">
                <text:p>45515.9198908565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516.4042809028">
                <text:p>45516.4042809028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517.4278671296">
                <text:p>45517.4278671296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517.7604615741">
                <text:p>45517.7604615741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18.5078732639">
                <text:p>45518.5078732639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519.4385887731">
                <text:p>45519.4385887731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519.6334038194">
                <text:p>45519.6334038194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20.5269234954">
                <text:p>45520.5269234954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520.8083483796">
                <text:p>45520.8083483796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521.5736401491">
                <text:p>45521.5736401491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